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3" style:family="table">
      <style:table-properties style:width="11.906cm" table:align="left" fo:keep-with-next="always"/>
    </style:style>
    <style:style style:name="Tabelle3.A" style:family="table-column">
      <style:table-column-properties style:column-width="4.63cm"/>
    </style:style>
    <style:style style:name="Tabelle3.B" style:family="table-column">
      <style:table-column-properties style:column-width="7.276cm"/>
    </style:style>
    <style:style style:name="Tabelle3.A1" style:family="table-cell">
      <style:table-cell-properties fo:padding="0.097cm" fo:border-left="none" fo:border-right="none" fo:border-top="1pt solid #000000" fo:border-bottom="0.5pt solid #000000"/>
    </style:style>
    <style:style style:name="Tabelle3.A2" style:family="table-cell">
      <style:table-cell-properties fo:padding="0.097cm" fo:border="none"/>
    </style:style>
    <style:style style:name="Tabelle3.A7" style:family="table-cell">
      <style:table-cell-properties fo:padding="0.097cm" fo:border-left="none" fo:border-right="none" fo:border-top="none" fo:border-bottom="1pt solid #000000"/>
    </style:style>
    <style:style style:name="Tabelle2" style:family="table">
      <style:table-properties style:width="16.944cm" fo:margin-left="0.069cm" fo:break-before="column" table:align="left"/>
    </style:style>
    <style:style style:name="Tabelle2.A" style:family="table-column">
      <style:table-column-properties style:column-width="12.411cm"/>
    </style:style>
    <style:style style:name="Tabelle2.B" style:family="table-column">
      <style:table-column-properties style:column-width="4.533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4" style:family="table">
      <style:table-properties style:width="16.944cm" fo:margin-left="0.069cm" fo:break-before="column" table:align="left"/>
    </style:style>
    <style:style style:name="Tabelle4.A" style:family="table-column">
      <style:table-column-properties style:column-width="12.411cm"/>
    </style:style>
    <style:style style:name="Tabelle4.B" style:family="table-column">
      <style:table-column-properties style:column-width="4.533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6.944cm" fo:margin-left="0.069cm" fo:break-before="column" table:align="left"/>
    </style:style>
    <style:style style:name="Tabelle5.A" style:family="table-column">
      <style:table-column-properties style:column-width="12.411cm"/>
    </style:style>
    <style:style style:name="Tabelle5.B" style:family="table-column">
      <style:table-column-properties style:column-width="4.533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6.944cm" fo:margin-left="0.069cm" fo:break-before="column" table:align="left" fo:keep-with-next="always"/>
    </style:style>
    <style:style style:name="Tabelle7.A" style:family="table-column">
      <style:table-column-properties style:column-width="8.996cm"/>
    </style:style>
    <style:style style:name="Tabelle7.B" style:family="table-column">
      <style:table-column-properties style:column-width="7.948cm"/>
    </style:style>
    <style:style style:name="Tabelle7.A1" style:family="table-cell">
      <style:table-cell-properties fo:padding-left="0cm" fo:padding-right="0.499cm" fo:padding-top="0cm" fo:padding-bottom="0cm" fo:border-left="none" fo:border-right="none" fo:border-top="1pt solid #000000" fo:border-bottom="0.5pt solid #000000"/>
    </style:style>
    <style:style style:name="Tabelle7.A2" style:family="table-cell">
      <style:table-cell-properties fo:padding-left="0cm" fo:padding-right="0.499cm" fo:padding-top="0cm" fo:padding-bottom="0cm" fo:border="none"/>
    </style:style>
    <style:style style:name="Tabelle7.A4" style:family="table-cell">
      <style:table-cell-properties fo:padding-left="0cm" fo:padding-right="0.499cm" fo:padding-top="0cm" fo:padding-bottom="0cm" fo:border-left="none" fo:border-right="none" fo:border-top="none" fo:border-bottom="1pt solid #000000"/>
    </style:style>
    <style:style style:name="Tabelle6" style:family="table">
      <style:table-properties style:width="16.944cm" fo:margin-left="0.069cm" table:align="left"/>
    </style:style>
    <style:style style:name="Tabelle6.A" style:family="table-column">
      <style:table-column-properties style:column-width="12.411cm"/>
    </style:style>
    <style:style style:name="Tabelle6.B" style:family="table-column">
      <style:table-column-properties style:column-width="4.533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8" style:family="table">
      <style:table-properties style:width="16.944cm" fo:margin-left="0.069cm" table:align="left"/>
    </style:style>
    <style:style style:name="Tabelle8.A" style:family="table-column">
      <style:table-column-properties style:column-width="12.411cm"/>
    </style:style>
    <style:style style:name="Tabelle8.B" style:family="table-column">
      <style:table-column-properties style:column-width="4.533cm"/>
    </style:style>
    <style:style style:name="Tabelle8.1" style:family="table-row">
      <style:table-row-properties style:min-row-height="4.498cm"/>
    </style:style>
    <style:style style:name="Tabelle8.A1" style:family="table-cell">
      <style:table-cell-properties fo:padding-left="0cm" fo:padding-right="0.499cm" fo:padding-top="0cm" fo:padding-bottom="0cm" fo:border="none"/>
    </style:style>
    <style:style style:name="Tabelle8.B1" style:family="table-cell">
      <style:table-cell-properties fo:padding-left="0.3cm" fo:padding-right="0cm" fo:padding-top="0cm" fo:padding-bottom="0cm" fo:border="none"/>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text-properties officeooo:rsid="025070f6" officeooo:paragraph-rsid="025070f6"/>
    </style:style>
    <style:style style:name="P5" style:family="paragraph" style:parent-style-name="Table_20_Contents">
      <style:text-properties officeooo:rsid="02645862" officeooo:paragraph-rsid="02657129"/>
    </style:style>
    <style:style style:name="P6" style:family="paragraph" style:parent-style-name="Table_20_Contents">
      <style:text-properties style:font-name="Courier New" officeooo:rsid="02645862" officeooo:paragraph-rsid="02657129"/>
    </style:style>
    <style:style style:name="P7" style:family="paragraph" style:parent-style-name="Header">
      <style:text-properties fo:font-size="2pt" style:font-size-asian="1.75pt" style:font-size-complex="2pt"/>
    </style:style>
    <style:style style:name="P8" style:family="paragraph" style:parent-style-name="Text_20_body">
      <style:text-properties officeooo:rsid="00458ecf" officeooo:paragraph-rsid="00458ecf"/>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rsid="006d8066" officeooo:paragraph-rsid="0244efcc" style:font-size-asian="10pt" style:font-size-complex="10pt"/>
    </style:style>
    <style:style style:name="P11" style:family="paragraph" style:parent-style-name="Text_20_body">
      <style:text-properties fo:font-size="10pt" officeooo:rsid="024a306a" officeooo:paragraph-rsid="024a306a" style:font-size-asian="10pt" style:font-size-complex="10pt"/>
    </style:style>
    <style:style style:name="P12" style:family="paragraph" style:parent-style-name="Text_20_body">
      <style:text-properties fo:font-size="10pt" officeooo:rsid="024c1200" officeooo:paragraph-rsid="024c1200" style:font-size-asian="10pt" style:font-size-complex="10pt"/>
    </style:style>
    <style:style style:name="P13" style:family="paragraph" style:parent-style-name="Text_20_body">
      <style:text-properties fo:font-size="10pt" officeooo:rsid="024d0942" officeooo:paragraph-rsid="024d0942" style:font-size-asian="10pt" style:font-size-complex="10pt"/>
    </style:style>
    <style:style style:name="P14" style:family="paragraph" style:parent-style-name="Text_20_body">
      <style:text-properties fo:font-size="10pt" officeooo:rsid="024eade1" officeooo:paragraph-rsid="024eade1" style:font-size-asian="10pt" style:font-size-complex="10pt"/>
    </style:style>
    <style:style style:name="P15" style:family="paragraph" style:parent-style-name="Text_20_body">
      <style:text-properties fo:font-size="10pt" officeooo:rsid="02522cfd" officeooo:paragraph-rsid="02522cfd" style:font-size-asian="10pt" style:font-size-complex="10pt"/>
    </style:style>
    <style:style style:name="P16" style:family="paragraph" style:parent-style-name="Text_20_body">
      <style:text-properties fo:font-size="10pt" officeooo:rsid="02587979" officeooo:paragraph-rsid="02587979" style:font-size-asian="10pt" style:font-size-complex="10pt"/>
    </style:style>
    <style:style style:name="P17" style:family="paragraph" style:parent-style-name="Text_20_body">
      <style:text-properties officeooo:rsid="0244efcc" officeooo:paragraph-rsid="024a306a"/>
    </style:style>
    <style:style style:name="P18" style:family="paragraph" style:parent-style-name="Text_20_body">
      <style:text-properties officeooo:rsid="024a306a" officeooo:paragraph-rsid="024a306a"/>
    </style:style>
    <style:style style:name="P19" style:family="paragraph" style:parent-style-name="Text_20_body">
      <style:text-properties officeooo:rsid="024c1200" officeooo:paragraph-rsid="024c1200"/>
    </style:style>
    <style:style style:name="P20" style:family="paragraph" style:parent-style-name="Text_20_body">
      <style:text-properties style:font-name="Courier New" fo:font-size="10pt" officeooo:rsid="024c1200" officeooo:paragraph-rsid="024c1200" style:font-size-asian="10pt" style:font-size-complex="10pt"/>
    </style:style>
    <style:style style:name="P21" style:family="paragraph" style:parent-style-name="Text_20_body">
      <style:text-properties style:font-name="Courier New" fo:font-size="10pt" officeooo:rsid="024b74a9" officeooo:paragraph-rsid="024b74a9" style:font-size-asian="10pt" style:font-size-complex="10pt"/>
    </style:style>
    <style:style style:name="P22" style:family="paragraph" style:parent-style-name="Text_20_body">
      <style:text-properties style:font-name="Courier New" fo:font-size="10pt" officeooo:rsid="024d0942" officeooo:paragraph-rsid="024d0942" style:font-size-asian="10pt" style:font-size-complex="10pt"/>
    </style:style>
    <style:style style:name="P23" style:family="paragraph" style:parent-style-name="Text_20_body">
      <style:text-properties style:font-name="Courier New" fo:font-size="10pt" officeooo:rsid="025037cf" officeooo:paragraph-rsid="025037cf" style:font-size-asian="10pt" style:font-size-complex="10pt"/>
    </style:style>
    <style:style style:name="P24" style:family="paragraph" style:parent-style-name="Text_20_body">
      <style:text-properties style:font-name="Courier New" fo:font-size="10pt" officeooo:rsid="025070f6" officeooo:paragraph-rsid="025070f6" style:font-size-asian="10pt" style:font-size-complex="10pt"/>
    </style:style>
    <style:style style:name="P25" style:family="paragraph" style:parent-style-name="Text_20_body">
      <style:text-properties style:font-name="Courier New" fo:font-size="10pt" officeooo:rsid="02522cfd" officeooo:paragraph-rsid="02522cfd" style:font-size-asian="10pt" style:font-size-complex="10pt"/>
    </style:style>
    <style:style style:name="P26" style:family="paragraph" style:parent-style-name="Text_20_body">
      <style:text-properties style:font-name="Courier New" fo:font-size="10pt" officeooo:rsid="02587979" officeooo:paragraph-rsid="02587979" style:font-size-asian="10pt" style:font-size-complex="10pt"/>
    </style:style>
    <style:style style:name="P27" style:family="paragraph" style:parent-style-name="Text_20_body">
      <style:text-properties style:font-name="Courier New" fo:font-size="10pt" officeooo:rsid="025923a8" officeooo:paragraph-rsid="025923a8" style:font-size-asian="10pt" style:font-size-complex="10pt"/>
    </style:style>
    <style:style style:name="P28" style:family="paragraph" style:parent-style-name="Text_20_body">
      <style:text-properties style:font-name="Courier New" fo:font-size="10pt" officeooo:rsid="025a61b3" officeooo:paragraph-rsid="025a61b3" style:font-size-asian="10pt" style:font-size-complex="10pt"/>
    </style:style>
    <style:style style:name="P29" style:family="paragraph" style:parent-style-name="Text_20_body">
      <style:text-properties style:font-name="Courier New" fo:font-size="10pt" officeooo:rsid="02645862" officeooo:paragraph-rsid="02645862" style:font-size-asian="10pt" style:font-size-complex="10pt"/>
    </style:style>
    <style:style style:name="P30" style:family="paragraph" style:parent-style-name="Text_20_body">
      <style:text-properties style:font-name="Courier New" fo:font-size="10pt" officeooo:rsid="025cb590" officeooo:paragraph-rsid="025cb590" style:font-size-asian="10pt" style:font-size-complex="10pt"/>
    </style:style>
    <style:style style:name="P31" style:family="paragraph" style:parent-style-name="Text_20_body">
      <style:text-properties style:font-name="Courier New" officeooo:rsid="02657129" officeooo:paragraph-rsid="02657129"/>
    </style:style>
    <style:style style:name="P32" style:family="paragraph" style:parent-style-name="Text_20_body">
      <style:text-properties officeooo:rsid="024b74a9" officeooo:paragraph-rsid="024b74a9"/>
    </style:style>
    <style:style style:name="P33" style:family="paragraph" style:parent-style-name="Text_20_body">
      <style:text-properties officeooo:rsid="024d0942" officeooo:paragraph-rsid="024d0942"/>
    </style:style>
    <style:style style:name="P34" style:family="paragraph" style:parent-style-name="Text_20_body">
      <style:text-properties officeooo:rsid="024eade1" officeooo:paragraph-rsid="024eade1"/>
    </style:style>
    <style:style style:name="P35" style:family="paragraph" style:parent-style-name="Text_20_body">
      <style:text-properties officeooo:rsid="025037cf" officeooo:paragraph-rsid="025037cf"/>
    </style:style>
    <style:style style:name="P36" style:family="paragraph" style:parent-style-name="Text_20_body">
      <style:text-properties officeooo:rsid="025037cf" officeooo:paragraph-rsid="025070f6"/>
    </style:style>
    <style:style style:name="P37" style:family="paragraph" style:parent-style-name="Text_20_body">
      <style:text-properties style:font-name="Liberation Serif" fo:font-size="10pt" fo:font-style="normal" officeooo:rsid="025037cf" officeooo:paragraph-rsid="025037cf" style:font-size-asian="10pt" style:font-style-asian="normal" style:font-size-complex="10pt" style:font-style-complex="normal"/>
    </style:style>
    <style:style style:name="P38" style:family="paragraph" style:parent-style-name="Text_20_body">
      <style:text-properties style:font-name="Liberation Serif" fo:font-size="10pt" officeooo:rsid="025a61b3" officeooo:paragraph-rsid="025a61b3" style:font-size-asian="10pt" style:font-size-complex="10pt"/>
    </style:style>
    <style:style style:name="P39" style:family="paragraph" style:parent-style-name="Text_20_body">
      <style:text-properties style:font-name="Liberation Serif" fo:font-size="10pt" officeooo:rsid="025a86e1" officeooo:paragraph-rsid="025a86e1" style:font-size-asian="10pt" style:font-size-complex="10pt"/>
    </style:style>
    <style:style style:name="P40" style:family="paragraph" style:parent-style-name="Text_20_body">
      <style:text-properties style:font-name="Liberation Serif" fo:font-size="10pt" officeooo:rsid="025b960e" officeooo:paragraph-rsid="025b960e" style:font-size-asian="10pt" style:font-size-complex="10pt"/>
    </style:style>
    <style:style style:name="P41" style:family="paragraph" style:parent-style-name="Text_20_body">
      <style:text-properties style:font-name="Liberation Serif" fo:font-size="10pt" officeooo:rsid="025cb590" officeooo:paragraph-rsid="025cb590" style:font-size-asian="10pt" style:font-size-complex="10pt"/>
    </style:style>
    <style:style style:name="P42" style:family="paragraph" style:parent-style-name="Text_20_body">
      <style:text-properties style:font-name="Liberation Serif" fo:font-size="10pt" officeooo:rsid="02645862" officeooo:paragraph-rsid="02645862" style:font-size-asian="10pt" style:font-size-complex="10pt"/>
    </style:style>
    <style:style style:name="P43" style:family="paragraph" style:parent-style-name="Text_20_body">
      <style:text-properties style:font-name="Liberation Serif" fo:font-size="10pt" officeooo:rsid="0266df1a" officeooo:paragraph-rsid="0266df1a" style:font-size-asian="10pt" style:font-size-complex="10pt"/>
    </style:style>
    <style:style style:name="P44" style:family="paragraph" style:parent-style-name="Text_20_body">
      <style:text-properties officeooo:rsid="025070f6" officeooo:paragraph-rsid="025070f6"/>
    </style:style>
    <style:style style:name="P45" style:family="paragraph" style:parent-style-name="Text_20_body">
      <style:text-properties officeooo:rsid="0251f85c" officeooo:paragraph-rsid="0251f85c"/>
    </style:style>
    <style:style style:name="P46" style:family="paragraph" style:parent-style-name="Text_20_body">
      <style:text-properties officeooo:rsid="02522cfd" officeooo:paragraph-rsid="02522cfd"/>
    </style:style>
    <style:style style:name="P47" style:family="paragraph" style:parent-style-name="Text_20_body">
      <style:text-properties officeooo:rsid="02576a9c" officeooo:paragraph-rsid="02576a9c"/>
    </style:style>
    <style:style style:name="P48" style:family="paragraph" style:parent-style-name="Text_20_body">
      <style:text-properties officeooo:rsid="02587979" officeooo:paragraph-rsid="02587979"/>
    </style:style>
    <style:style style:name="P49" style:family="paragraph" style:parent-style-name="Text_20_body">
      <style:text-properties officeooo:rsid="02595fdb" officeooo:paragraph-rsid="02595fdb"/>
    </style:style>
    <style:style style:name="P50" style:family="paragraph" style:parent-style-name="Text_20_body">
      <style:text-properties officeooo:rsid="025a61b3" officeooo:paragraph-rsid="025a61b3"/>
    </style:style>
    <style:style style:name="P51" style:family="paragraph" style:parent-style-name="Text_20_body">
      <style:text-properties officeooo:rsid="025a86e1" officeooo:paragraph-rsid="025a86e1"/>
    </style:style>
    <style:style style:name="P52" style:family="paragraph" style:parent-style-name="Text_20_body">
      <style:text-properties officeooo:rsid="025cb590" officeooo:paragraph-rsid="025cb590"/>
    </style:style>
    <style:style style:name="P53" style:family="paragraph" style:parent-style-name="Text_20_body">
      <style:text-properties officeooo:rsid="025f60d1" officeooo:paragraph-rsid="025f60d1"/>
    </style:style>
    <style:style style:name="P54" style:family="paragraph" style:parent-style-name="Text_20_body">
      <style:text-properties officeooo:rsid="025f60d1" officeooo:paragraph-rsid="026073ed"/>
    </style:style>
    <style:style style:name="P55" style:family="paragraph" style:parent-style-name="Text_20_body">
      <style:text-properties officeooo:paragraph-rsid="0244efcc"/>
    </style:style>
    <style:style style:name="P56" style:family="paragraph" style:parent-style-name="Text_20_body">
      <style:text-properties officeooo:rsid="02645862" officeooo:paragraph-rsid="02645862"/>
    </style:style>
    <style:style style:name="P57" style:family="paragraph" style:parent-style-name="Text_20_body">
      <style:text-properties officeooo:rsid="02657129" officeooo:paragraph-rsid="02657129"/>
    </style:style>
    <style:style style:name="P58" style:family="paragraph" style:parent-style-name="Text_20_body">
      <style:text-properties officeooo:rsid="0266df1a" officeooo:paragraph-rsid="0266df1a"/>
    </style:style>
    <style:style style:name="P59" style:family="paragraph" style:parent-style-name="Standard">
      <style:text-properties officeooo:rsid="025037cf"/>
    </style:style>
    <style:style style:name="P60" style:family="paragraph" style:parent-style-name="Standard">
      <style:text-properties officeooo:rsid="0251f85c" officeooo:paragraph-rsid="0251f85c"/>
    </style:style>
    <style:style style:name="P61" style:family="paragraph" style:parent-style-name="Standard">
      <style:text-properties officeooo:rsid="02571231"/>
    </style:style>
    <style:style style:name="P62" style:family="paragraph" style:parent-style-name="Standard">
      <style:text-properties officeooo:rsid="025a61b3" officeooo:paragraph-rsid="025a61b3"/>
    </style:style>
    <style:style style:name="P63" style:family="paragraph" style:parent-style-name="Standard">
      <style:text-properties officeooo:paragraph-rsid="025a61b3"/>
    </style:style>
    <style:style style:name="P64" style:family="paragraph" style:parent-style-name="Standard">
      <style:text-properties officeooo:paragraph-rsid="026351e4"/>
    </style:style>
    <style:style style:name="P65" style:family="paragraph" style:parent-style-name="Standard">
      <style:text-properties officeooo:rsid="026bbd18" officeooo:paragraph-rsid="026bbd18"/>
    </style:style>
    <style:style style:name="P66" style:family="paragraph" style:parent-style-name="Table">
      <style:text-properties style:font-name="Liberation Serif" fo:font-size="10pt" fo:font-style="normal" officeooo:rsid="025037cf" officeooo:paragraph-rsid="025037cf" style:font-size-asian="10pt" style:font-style-asian="normal" style:font-size-complex="10pt" style:font-style-complex="normal"/>
    </style:style>
    <style:style style:name="P67" style:family="paragraph" style:parent-style-name="Table">
      <style:text-properties style:font-name="Liberation Serif" fo:font-size="10pt" fo:font-style="normal" officeooo:rsid="025ba2aa" officeooo:paragraph-rsid="025ba2aa" style:font-size-asian="10pt" style:font-style-asian="normal" style:font-size-complex="10pt" style:font-style-complex="normal"/>
    </style:style>
    <style:style style:name="P68" style:family="paragraph" style:parent-style-name="ttred">
      <style:text-properties officeooo:rsid="025edd40" officeooo:paragraph-rsid="025edd40"/>
    </style:style>
    <style:style style:name="P69" style:family="paragraph" style:parent-style-name="ttred">
      <style:paragraph-properties fo:margin-top="0cm" fo:margin-bottom="0cm" loext:contextual-spacing="false"/>
    </style:style>
    <style:style style:name="P70" style:family="paragraph" style:parent-style-name="Standard">
      <style:text-properties officeooo:rsid="0284a17f" officeooo:paragraph-rsid="0284a17f"/>
    </style:style>
    <style:style style:name="P71" style:family="paragraph" style:parent-style-name="Standard">
      <style:text-properties officeooo:paragraph-rsid="0284a17f"/>
    </style:style>
    <style:style style:name="P72" style:family="paragraph" style:parent-style-name="Text_20_body">
      <style:text-properties officeooo:rsid="0253b289" officeooo:paragraph-rsid="02560d76"/>
    </style:style>
    <style:style style:name="P73" style:family="paragraph" style:parent-style-name="Text_20_body">
      <style:text-properties officeooo:rsid="0278965b" officeooo:paragraph-rsid="0278965b"/>
    </style:style>
    <style:style style:name="P74" style:family="paragraph" style:parent-style-name="Text_20_body">
      <style:text-properties style:font-name="Courier New" fo:font-size="10pt" officeooo:rsid="0278965b" officeooo:paragraph-rsid="0278965b" style:font-size-asian="10pt" style:font-size-complex="10pt"/>
    </style:style>
    <style:style style:name="P75" style:family="paragraph" style:parent-style-name="Text_20_body">
      <style:text-properties style:font-name="Courier New" fo:font-size="10pt" officeooo:rsid="027a6a46" officeooo:paragraph-rsid="027a6a46" style:font-size-asian="10pt" style:font-size-complex="10pt"/>
    </style:style>
    <style:style style:name="P76" style:family="paragraph" style:parent-style-name="Text_20_body">
      <style:text-properties officeooo:rsid="027a6a46" officeooo:paragraph-rsid="027a6a46"/>
    </style:style>
    <style:style style:name="P77" style:family="paragraph" style:parent-style-name="Text_20_body">
      <style:text-properties style:font-name="Liberation Serif" fo:font-size="10pt" officeooo:rsid="027a6a46" officeooo:paragraph-rsid="027a6a46" style:font-size-asian="10pt" style:font-size-complex="10pt"/>
    </style:style>
    <style:style style:name="P78" style:family="paragraph" style:parent-style-name="Text_20_body">
      <style:text-properties style:font-name="Liberation Serif" fo:font-size="10pt" officeooo:rsid="027ce889" officeooo:paragraph-rsid="027ce889" style:font-size-asian="10pt" style:font-size-complex="10pt"/>
    </style:style>
    <style:style style:name="P79" style:family="paragraph" style:parent-style-name="Text_20_body">
      <style:text-properties style:font-name="Liberation Serif" fo:font-size="10pt" officeooo:rsid="027d66ec" officeooo:paragraph-rsid="027d66ec" style:font-size-asian="10pt" style:font-size-complex="10pt"/>
    </style:style>
    <style:style style:name="P80" style:family="paragraph" style:parent-style-name="Text_20_body">
      <style:text-properties style:font-name="Liberation Serif" fo:font-size="10pt" officeooo:rsid="027f2bc1" officeooo:paragraph-rsid="027f2bc1" style:font-size-asian="10pt" style:font-size-complex="10pt"/>
    </style:style>
    <style:style style:name="P81" style:family="paragraph" style:parent-style-name="Text_20_body">
      <style:text-properties style:font-name="Liberation Serif" fo:font-size="10pt" officeooo:rsid="0280634e" officeooo:paragraph-rsid="0280634e" style:font-size-asian="10pt" style:font-size-complex="10pt"/>
    </style:style>
    <style:style style:name="P82" style:family="paragraph" style:parent-style-name="Text_20_body">
      <style:text-properties style:font-name="Liberation Serif" fo:font-size="10pt" officeooo:rsid="0282ed8b" officeooo:paragraph-rsid="0282ed8b" style:font-size-asian="10pt" style:font-size-complex="10pt"/>
    </style:style>
    <style:style style:name="P83" style:family="paragraph" style:parent-style-name="Text_20_body">
      <style:text-properties officeooo:rsid="027ce889" officeooo:paragraph-rsid="027ce889"/>
    </style:style>
    <style:style style:name="P84" style:family="paragraph" style:parent-style-name="Text_20_body">
      <style:text-properties officeooo:rsid="027f2bc1" officeooo:paragraph-rsid="027f2bc1"/>
    </style:style>
    <style:style style:name="P85" style:family="paragraph" style:parent-style-name="Text_20_body">
      <style:text-properties officeooo:rsid="0280634e" officeooo:paragraph-rsid="0280634e"/>
    </style:style>
    <style:style style:name="P86" style:family="paragraph" style:parent-style-name="Text_20_body">
      <style:text-properties officeooo:rsid="0282ed8b" officeooo:paragraph-rsid="0282ed8b"/>
    </style:style>
    <style:style style:name="P87" style:family="paragraph" style:parent-style-name="Heading_20_1">
      <style:text-properties officeooo:rsid="0012b3a0" officeooo:paragraph-rsid="0012b3a0"/>
    </style:style>
    <style:style style:name="P88" style:family="paragraph" style:parent-style-name="Heading_20_1">
      <style:text-properties officeooo:rsid="02685a7c" officeooo:paragraph-rsid="02685a7c"/>
    </style:style>
    <style:style style:name="P89" style:family="paragraph" style:parent-style-name="Heading_20_3">
      <style:text-properties officeooo:rsid="02587979" officeooo:paragraph-rsid="0258797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5b960e" style:font-style-asian="italic" style:font-style-complex="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italic" style:text-underline-style="none" fo:font-weight="normal" style:font-style-asian="italic"/>
    </style:style>
    <style:style style:name="T6" style:family="text">
      <style:text-properties officeooo:rsid="004d0343"/>
    </style:style>
    <style:style style:name="T7" style:family="text">
      <style:text-properties fo:font-variant="small-caps"/>
    </style:style>
    <style:style style:name="T8" style:family="text">
      <style:text-properties fo:font-variant="small-caps" style:font-size-asian="10.5pt"/>
    </style:style>
    <style:style style:name="T9" style:family="text">
      <style:text-properties fo:font-variant="small-caps" officeooo:rsid="0253b289" style:font-size-asian="10.5pt"/>
    </style:style>
    <style:style style:name="T10" style:family="text">
      <style:text-properties fo:font-variant="small-caps" officeooo:rsid="02702df0"/>
    </style:style>
    <style:style style:name="T11" style:family="text">
      <style:text-properties officeooo:rsid="024a306a"/>
    </style:style>
    <style:style style:name="T12" style:family="text">
      <style:text-properties officeooo:rsid="00458ecf"/>
    </style:style>
    <style:style style:name="T13" style:family="text">
      <style:text-properties fo:font-style="normal" style:font-style-asian="normal" style:font-style-complex="normal"/>
    </style:style>
    <style:style style:name="T14" style:family="text">
      <style:text-properties officeooo:rsid="005561f3"/>
    </style:style>
    <style:style style:name="T15" style:family="text">
      <style:text-properties officeooo:rsid="024ac91c"/>
    </style:style>
    <style:style style:name="T16" style:family="text">
      <style:text-properties style:font-name="Courier New"/>
    </style:style>
    <style:style style:name="T17" style:family="text">
      <style:text-properties style:font-name="Courier New" officeooo:rsid="02560d76"/>
    </style:style>
    <style:style style:name="T18" style:family="text">
      <style:text-properties style:font-name="Courier New" officeooo:rsid="025923a8"/>
    </style:style>
    <style:style style:name="T19" style:family="text">
      <style:text-properties style:font-name="Courier New" officeooo:rsid="025b960e"/>
    </style:style>
    <style:style style:name="T20" style:family="text">
      <style:text-properties style:font-name="Courier New" officeooo:rsid="02657129"/>
    </style:style>
    <style:style style:name="T21" style:family="text">
      <style:text-properties officeooo:rsid="024af1e3"/>
    </style:style>
    <style:style style:name="T22" style:family="text">
      <style:text-properties officeooo:rsid="025037cf"/>
    </style:style>
    <style:style style:name="T23" style:family="text">
      <style:text-properties officeooo:rsid="025070f6"/>
    </style:style>
    <style:style style:name="T24" style:family="text">
      <style:text-properties officeooo:rsid="0251f85c"/>
    </style:style>
    <style:style style:name="T25" style:family="text">
      <style:text-properties officeooo:rsid="0254a75f"/>
    </style:style>
    <style:style style:name="T26" style:family="text">
      <style:text-properties officeooo:rsid="02560d76"/>
    </style:style>
    <style:style style:name="T27" style:family="text">
      <style:text-properties officeooo:rsid="02587979"/>
    </style:style>
    <style:style style:name="T28" style:family="text">
      <style:text-properties officeooo:rsid="025923a8"/>
    </style:style>
    <style:style style:name="T29" style:family="text">
      <style:text-properties officeooo:rsid="025a61b3"/>
    </style:style>
    <style:style style:name="T30" style:family="text">
      <style:text-properties officeooo:rsid="025a86e1"/>
    </style:style>
    <style:style style:name="T31" style:family="text">
      <style:text-properties officeooo:rsid="025b960e"/>
    </style:style>
    <style:style style:name="T32" style:family="text">
      <style:text-properties officeooo:rsid="025ce4bd"/>
    </style:style>
    <style:style style:name="T33" style:family="text">
      <style:text-properties officeooo:rsid="025dcd7e"/>
    </style:style>
    <style:style style:name="T34" style:family="text">
      <style:text-properties officeooo:rsid="026238ac"/>
    </style:style>
    <style:style style:name="T35" style:family="text">
      <style:text-properties officeooo:rsid="02657129"/>
    </style:style>
    <style:style style:name="T36" style:family="text">
      <style:text-properties officeooo:rsid="0266df1a"/>
    </style:style>
    <style:style style:name="T37" style:family="text">
      <style:text-properties officeooo:rsid="026c88f2"/>
    </style:style>
    <style:style style:name="T38" style:family="text">
      <style:text-properties officeooo:rsid="026e5250"/>
    </style:style>
    <style:style style:name="T39" style:family="text">
      <style:text-properties officeooo:rsid="0270f6a6"/>
    </style:style>
    <style:style style:name="T40" style:family="text">
      <style:text-properties officeooo:rsid="0275b065"/>
    </style:style>
    <style:style style:name="T41" style:family="text">
      <style:text-properties officeooo:rsid="0276eb38"/>
    </style:style>
    <style:style style:name="T42" style:family="text">
      <style:text-properties style:font-name="Courier New"/>
    </style:style>
    <style:style style:name="T43" style:family="text">
      <style:text-properties style:font-name="Liberation Serif"/>
    </style:style>
    <style:style style:name="T44" style:family="text">
      <style:text-properties officeooo:rsid="027bf748"/>
    </style:style>
    <style:style style:name="T45" style:family="text">
      <style:text-properties officeooo:rsid="027ce889"/>
    </style:style>
    <style:style style:name="T46" style:family="text">
      <style:text-properties officeooo:rsid="027d66ec"/>
    </style:style>
    <style:style style:name="T47" style:family="text">
      <style:text-properties officeooo:rsid="0282ed8b"/>
    </style:style>
    <style:style style:name="T48" style:family="text">
      <style:text-properties officeooo:rsid="0284a17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Regressionsmodelle</text:h>
      <text:h text:style-name="Heading_20_2" text:outline-level="2">Lineare Regression</text:h>
      <table:table table:name="Tabelle1" table:style-name="Tabelle1">
        <table:table-column table:style-name="Tabelle1.A"/>
        <table:table-column table:style-name="Tabelle1.B"/>
        <table:table-row>
          <table:table-cell table:style-name="Tabelle1.A1" office:value-type="string">
            <text:p text:style-name="P17">Die lineare Regression wird an einem Beispiel auf Fields Discovering Statistisc using R<text:span text:style-name="T12"><text:note text:id="ftn1" text:note-class="footnote"><text:note-citation>1</text:note-citation><text:note-body><text:p text:style-name="Footnote"><text:reference-mark-start text:name="ZOTERO_ITEM CSL_CITATION {&quot;citationID&quot;:&quot;9RgPO0n4&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2IHugG1Yp9"/><text:span text:style-name="T4">Andy P Field, Jeremy Miles, und Zoë Field, </text:span><text:span text:style-name="T5">Discovering Statistics Using R</text:span><text:span text:style-name="T4"> (London; Thousand Oaks, Calif.: Sage, 2012).</text:span><text:reference-mark-end text:name="ZOTERO_ITEM CSL_CITATION {&quot;citationID&quot;:&quot;9RgPO0n4&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2IHugG1Yp9"/></text:p></text:note-body></text:note></text:span> dargestellt, bei dem ein Plattenverlag anhand des Werbebudgets (in Tausend €) die Verkaufszahlen (in Tausend) vorhersagen möchte. Laden Sie zunächst den Datensatz.</text:p>
            <text:p text:style-name="Standard">&lt;&lt;LM01&gt;&gt;=</text:p>
            <text:p text:style-name="P61">rsales &lt;- read.delim("http://studysites.uk.sagepub.com/dsur/study/DSUR%20Data%20Files/Chapter%207/Album%20Sales%202.dat")</text:p>
            <text:p text:style-name="Standard">@</text:p>
            <text:p text:style-name="Standard"/>
            <text:p text:style-name="P18">(Vielleicht müssen Sie "%20" durch Leerzeichen ersetzen, damit der Download gelingt)</text:p>
          </table:table-cell>
          <table:table-cell table:style-name="Tabelle1.B1" office:value-type="string">
            <text:p text:style-name="P10"/>
          </table:table-cell>
        </table:table-row>
        <table:table-row>
          <table:table-cell table:style-name="Tabelle1.A1" office:value-type="string">
            <text:p text:style-name="P18">Schauen Sie sich die Daten erst einmal an.</text:p>
            <text:p text:style-name="Standard">&lt;&lt;LM02&gt;&gt;=</text:p>
            <text:p text:style-name="Standard">summary(rsales)</text:p>
            <text:p text:style-name="Standard">@</text:p>
            <text:p text:style-name="Standard"/>
            <text:p text:style-name="P18">Die Verkaufszahlen sind in der Variable <text:span text:style-name="T2">sales</text:span> gespeichert und reichen von 10.000 – 360.000 mit einem Mittelwert von 193,200. Die Werbeausgaben sind in <text:span text:style-name="T2">adverts </text:span><text:span text:style-name="T13">abgelegt (9.140 – 2.2271.860, Mittelwert 614.412)</text:span>.</text:p>
            <text:p text:style-name="P18">Schauen Sie sich auch ein Steudiagramm der beiden Variablen an.</text:p>
            <text:p text:style-name="ttred"><text:span text:style-name="T11">&gt; </text:span>plot(rsales$adverts, rsales$sales)</text:p>
          </table:table-cell>
          <table:table-cell table:style-name="Tabelle1.B1" office:value-type="string">
            <text:p text:style-name="P9">Daten anschauen</text:p>
            <text:p text:style-name="P9">&lt;&lt;LM03, fig = TRUE, echo = FALSE&gt;&gt;<text:span text:style-name="T15">=</text:span></text:p>
            <text:p text:style-name="P9">adjustImageSize(<text:span text:style-name="T14">2,2</text:span>)</text:p>
            <text:p text:style-name="P11">plot(rsales$adverts, rsales$sales)</text:p>
            <text:p text:style-name="P9">odfFigureCaption(<text:span text:style-name="T6">'Plattenverkaufszahlen pro Werbebudget (in Tausend), Quelle: Field 2012', label = 'Abbildung')</text:span></text:p>
            <text:p text:style-name="P11">@</text:p>
          </table:table-cell>
        </table:table-row>
        <table:table-row>
          <table:table-cell table:style-name="Tabelle1.A1" office:value-type="string">
            <text:p text:style-name="P19">Ein lineares Regressionsmodell wir in R mit der Funktion <text:span text:style-name="T16">lm()</text:span> nachdem muster <text:span text:style-name="T16">lm(AbhängigeVariable ~ UnabhängigeVariable(n), data = Daten)</text:span> berechnet.</text:p>
            <text:p text:style-name="Standard">&lt;&lt;LM<text:span text:style-name="T21">04&gt;&gt;=</text:span></text:p>
            <text:p text:style-name="Standard">rs1 &lt;- lm(sales ~ adverts, data = rsales)</text:p>
            <text:p text:style-name="Standard">rs1</text:p>
            <text:p text:style-name="Standard">@</text:p>
            <text:p text:style-name="Standard"/>
          </table:table-cell>
          <table:table-cell table:style-name="Tabelle1.B1" office:value-type="string">
            <text:p text:style-name="P12">Lineares Modell</text:p>
            <text:p text:style-name="P20">lm()</text:p>
          </table:table-cell>
        </table:table-row>
        <table:table-row>
          <table:table-cell table:style-name="Tabelle1.A1" office:value-type="string">
            <text:p text:style-name="P32">Um mehr als die reinen Koeffizienten angezeigt zu bekommen, nutzen Sie <text:span text:style-name="T16">summary()</text:span>.</text:p>
            <text:p text:style-name="Standard">&lt;&lt;LM05&gt;&gt;=</text:p>
            <text:p text:style-name="Standard">summary(rs1)</text:p>
            <text:p text:style-name="Standard">@</text:p>
            <text:p text:style-name="Standard"><text:soft-page-break/></text:p>
          </table:table-cell>
          <table:table-cell table:style-name="Tabelle1.B1" office:value-type="string">
            <text:p text:style-name="P21">summary(lm())</text:p>
          </table:table-cell>
        </table:table-row>
        <table:table-row>
          <table:table-cell table:style-name="Tabelle1.A1" office:value-type="string">
            <text:p text:style-name="P33">Wenn Sie eine ANOVA-Tabelle angezeigt bekommen möchten verwenden Sie <text:span text:style-name="T16">summary.aov()</text:span>.</text:p>
            <text:p text:style-name="Standard">&lt;&lt;LM06&gt;&gt;=</text:p>
            <text:p text:style-name="Standard">summary.aov(rs1)</text:p>
            <text:p text:style-name="Standard">@</text:p>
            <text:p text:style-name="Standard"/>
          </table:table-cell>
          <table:table-cell table:style-name="Tabelle1.B1" office:value-type="string">
            <text:p text:style-name="P22">summary.aov()</text:p>
          </table:table-cell>
        </table:table-row>
        <table:table-row>
          <table:table-cell table:style-name="Tabelle1.A1" office:value-type="string">
            <text:p text:style-name="P35"><text:span text:style-name="T7">Bevor Sie weiter machen schauen Sie</text:span> sich einmal an, was ein Objekt der Klasse <text:span text:style-name="T2">lm</text:span> alles enthält. Die folgende Tabelle zeigt die wichtigsten Inhalte.</text:p>
            <text:p text:style-name="ttred"><text:span text:style-name="T22">&gt; </text:span>str(rs1)</text:p>
            <text:p text:style-name="P35">Sie können diese Inhalte mit dem Muster <text:span text:style-name="T16">lm()$Bezeichnung</text:span> oder mit einer Indexnummer in eckigen Klammern <text:span text:style-name="T16">lm()[Index]</text:span> abrufen, z.B. die Koeffizienten.</text:p>
            <text:p text:style-name="Standard">&lt;&lt;LM07&gt;&gt;=</text:p>
            <text:p text:style-name="Standard">rs1$coefficients</text:p>
            <text:p text:style-name="Standard">rs1[1]</text:p>
            <text:p text:style-name="Standard">@</text:p>
            <text:p text:style-name="P59"/>
          </table:table-cell>
          <table:table-cell table:style-name="Tabelle1.B1" office:value-type="string">
            <text:p text:style-name="P37">Elemente eines <text:span text:style-name="T2">lm</text:span>-Objektes abrufen</text:p>
            <text:p text:style-name="P23">lm()$<text:span text:style-name="T23">B</text:span>ezeichnung</text:p>
            <text:p text:style-name="P23">lm()[Index]</text:p>
          </table:table-cell>
        </table:table-row>
        <table:table-row>
          <table:table-cell table:style-name="Tabelle1.A1" office:value-type="string">
            <text:p text:style-name="P36">Die folgende Tabelle zeigt die wichtigsten Inhalte eines <text:span text:style-name="T2">lm</text:span>-Objektes.</text:p>
            <table:table table:name="Tabelle3" table:style-name="Tabelle3">
              <table:table-column table:style-name="Tabelle3.A"/>
              <table:table-column table:style-name="Tabelle3.B"/>
              <table:table-row>
                <table:table-cell table:style-name="Tabelle3.A1" office:value-type="string">
                  <text:p text:style-name="P4">Bezeichnung</text:p>
                </table:table-cell>
                <table:table-cell table:style-name="Tabelle3.A1" office:value-type="string">
                  <text:p text:style-name="P4">Inhalt</text:p>
                </table:table-cell>
              </table:table-row>
              <table:table-row>
                <table:table-cell table:style-name="Tabelle3.A2" office:value-type="string">
                  <text:p text:style-name="P4">$coefficients</text:p>
                </table:table-cell>
                <table:table-cell table:style-name="Tabelle3.A2" office:value-type="string">
                  <text:p text:style-name="P4">Koeffizienten</text:p>
                </table:table-cell>
              </table:table-row>
              <table:table-row>
                <table:table-cell table:style-name="Tabelle3.A2" office:value-type="string">
                  <text:p text:style-name="P4">$residuals</text:p>
                </table:table-cell>
                <table:table-cell table:style-name="Tabelle3.A2" office:value-type="string">
                  <text:p text:style-name="P4">Residuen</text:p>
                </table:table-cell>
              </table:table-row>
              <table:table-row>
                <table:table-cell table:style-name="Tabelle3.A2" office:value-type="string">
                  <text:p text:style-name="P4">$fitted.values</text:p>
                </table:table-cell>
                <table:table-cell table:style-name="Tabelle3.A2" office:value-type="string">
                  <text:p text:style-name="P4">Geschätzte Werte</text:p>
                </table:table-cell>
              </table:table-row>
              <table:table-row>
                <table:table-cell table:style-name="Tabelle3.A2" office:value-type="string">
                  <text:p text:style-name="P4">$df.residual</text:p>
                </table:table-cell>
                <table:table-cell table:style-name="Tabelle3.A2" office:value-type="string">
                  <text:p text:style-name="P4">Residuale Freiheitsgrade</text:p>
                </table:table-cell>
              </table:table-row>
              <table:table-row>
                <table:table-cell table:style-name="Tabelle3.A2" office:value-type="string">
                  <text:p text:style-name="P4">$call</text:p>
                </table:table-cell>
                <table:table-cell table:style-name="Tabelle3.A2" office:value-type="string">
                  <text:p text:style-name="P4">Modellformel</text:p>
                </table:table-cell>
              </table:table-row>
              <table:table-row>
                <table:table-cell table:style-name="Tabelle3.A7" office:value-type="string">
                  <text:p text:style-name="P4">$model</text:p>
                </table:table-cell>
                <table:table-cell table:style-name="Tabelle3.A7" office:value-type="string">
                  <text:p text:style-name="P4">Die im Modell verwendeten Daten</text:p>
                </table:table-cell>
              </table:table-row>
            </table:table>
            <text:p text:style-name="Table"/>
            <text:p text:style-name="P36"/>
          </table:table-cell>
          <table:table-cell table:style-name="Tabelle1.B1" office:value-type="string">
            <text:p text:style-name="P66">Tabelle <text:sequence text:ref-name="refTable0" text:name="Table" text:formula="ooow:Table+1" style:num-format="1">1</text:sequence>: Die wichtigsten Inhalte eine<text:span text:style-name="T32">s</text:span> lm-Objektes</text:p>
          </table:table-cell>
        </table:table-row>
        <table:table-row>
          <table:table-cell table:style-name="Tabelle1.A1" office:value-type="string">
            <text:p text:style-name="P49"><text:span text:style-name="T7">Konfidenzintervalle können Sie</text:span> mit <text:span text:style-name="T16">confint()</text:span> abrufen.</text:p>
            <text:p text:style-name="Standard">&lt;&lt;LMConf&gt;&gt;=</text:p>
            <text:p text:style-name="Standard">confint(rs1)</text:p>
            <text:p text:style-name="Standard">@</text:p>
            <text:p text:style-name="Standard"/>
          </table:table-cell>
          <table:table-cell table:style-name="Tabelle1.B1" office:value-type="string">
            <text:p text:style-name="P67">Konfidenzintervalle mit <text:span text:style-name="T16">confint()</text:span></text:p>
          </table:table-cell>
        </table:table-row>
        <table:table-row>
          <table:table-cell table:style-name="Tabelle1.A1" office:value-type="string">
            <text:p text:style-name="P33"><text:span text:style-name="T7">Um standardisierte Betas zu berechnen</text:span>, können Sie die Ausgangsvariablen mit <text:span text:style-name="T16">scale()</text:span> standardisieren.</text:p>
            <text:p text:style-name="Standard">&lt;&lt;LM0<text:span text:style-name="T23">8</text:span>&gt;&gt;=</text:p>
            <text:p text:style-name="Standard">lm(scale(sales) ~ scale(adverts), data = rsales)</text:p>
            <text:p text:style-name="Standard">@</text:p>
            <text:p text:style-name="Standard"/>
          </table:table-cell>
          <table:table-cell table:style-name="Tabelle1.B1" office:value-type="string">
            <text:p text:style-name="P13">Standardisierte Betas mit <text:span text:style-name="T16">scale()</text:span></text:p>
          </table:table-cell>
        </table:table-row>
        <text:soft-page-break/>
        <table:table-row>
          <table:table-cell table:style-name="Tabelle1.A1" office:value-type="string">
            <text:p text:style-name="P34"><text:span text:style-name="T7">Um ein multivariates Modell zu berechnen</text:span>, fügen sie die Variablen <text:span text:style-name="T16">airplay</text:span> für die Anzahl der im Radio gespielten Stücke der Platte und <text:span text:style-name="T16">attract</text:span> für die Attraktivität der Band jeweils mit <text:span text:style-name="T16">+</text:span> hinzu.</text:p>
            <text:p text:style-name="Standard">&lt;&lt;LM0<text:span text:style-name="T23">9</text:span>&gt;&gt;=</text:p>
            <text:p text:style-name="Standard">rs2 &lt;- lm(sales ~ adverts + airplay + attract, data = rsales)</text:p>
            <text:p text:style-name="Standard">summary(rs2)</text:p>
            <text:p text:style-name="Standard">@</text:p>
            <text:p text:style-name="Standard"/>
          </table:table-cell>
          <table:table-cell table:style-name="Tabelle1.B1" office:value-type="string">
            <text:p text:style-name="P14">Unabhängige Variablen mit <text:span text:style-name="T16">+</text:span> hinzufügen.</text:p>
          </table:table-cell>
        </table:table-row>
        <table:table-row>
          <table:table-cell table:style-name="Tabelle1.A1" office:value-type="string">
            <text:p text:style-name="P44">Ein bequemerer Weg, Modelle zu modifizieren ist die Funktion <text:span text:style-name="T16">update()</text:span>. Dabei geben Sie als erstes das Ausgangsmodell an und dann mit <text:span text:style-name="T16">+</text:span> Variablen, die sie hinzufügen möchten oder mit <text:span text:style-name="T16">–</text:span> Variablen, die Sie entfernen möchten.</text:p>
            <text:p text:style-name="P60">&lt;&lt;LM10&gt;&gt;=</text:p>
            <text:p text:style-name="P60">rs2Upd &lt;- update(rs1,. ~ . + airplay + attract)</text:p>
            <text:p text:style-name="P60">@</text:p>
            <text:p text:style-name="P60"/>
            <text:p text:style-name="P45">Beachten Sie die Punkte vor und nach dem Tilde. Sie sorgen dafür, dass die im Ausgangsmodell enthaltenen Variablen (<text:span text:style-name="T2">sales</text:span> und <text:span text:style-name="T2">adverts</text:span>) im neuen Model erhalten bleiben. Im Ergebnis sollte das Modell identisch mit rs2 sein.<text:span text:style-name="T23"> Überprüfen Sie das.</text:span></text:p>
          </table:table-cell>
          <table:table-cell table:style-name="Tabelle1.B1" office:value-type="string">
            <text:p text:style-name="P24">update()</text:p>
          </table:table-cell>
        </table:table-row>
        <table:table-row>
          <table:table-cell table:style-name="Tabelle1.A1" office:value-type="string">
            <text:p text:style-name="P34"><text:span text:style-name="T7">Interaktionen definieren Sie</text:span> mit <text:span text:style-name="T16">*</text:span>. Dabei wird automatisch der Haupteffekt und die Interaktion berechnen. Wenn Sie einmal nur die Interaktion ohne den Haupteffekt bestimmen wollen, nutzen Sie <text:span text:style-name="T16">:</text:span>.</text:p>
            <text:p text:style-name="Standard">&lt;&lt;LM<text:span text:style-name="T24">11</text:span>&gt;&gt;=</text:p>
            <text:p text:style-name="Standard">rs3 &lt;- lm(sales ~ adverts * airplay * attract, data = rsales)</text:p>
            <text:p text:style-name="Standard">summary(rs3)</text:p>
            <text:p text:style-name="Standard">@</text:p>
            <text:p text:style-name="Standard"/>
            <text:p text:style-name="P45">Entfernen Sie jetzt z.B. die nicht-signifikante Dreifachinteraktion:</text:p>
            <text:p text:style-name="Standard">&lt;&lt;LM12&gt;&gt;=</text:p>
            <text:p text:style-name="Standard">rs4 &lt;- update(rs3, ~ . - adverts:airplay:attract)</text:p>
            <text:p text:style-name="Standard">summary(rs4)</text:p>
            <text:p text:style-name="Standard">@</text:p>
            <text:p text:style-name="Standard"/>
          </table:table-cell>
          <table:table-cell table:style-name="Tabelle1.B1" office:value-type="string">
            <text:p text:style-name="P14">Interaktion mit <text:span text:style-name="T16">*</text:span> und <text:span text:style-name="T16">:</text:span></text:p>
          </table:table-cell>
        </table:table-row>
        <table:table-row>
          <table:table-cell table:style-name="Tabelle1.A1" office:value-type="string">
            <text:p text:style-name="P46"><text:span text:style-name="T8">Zwei oder mehrere Modelle könne</text:span><text:span text:style-name="T9">n</text:span><text:span text:style-name="T8"> Sie</text:span> mit der Funktion <text:span text:style-name="T16">anova()</text:span> vergleichen.</text:p>
            <text:p text:style-name="Standard">&lt;&lt;LM13&gt;&gt;=</text:p>
            <text:p text:style-name="Standard">anova(rs4, rs3)</text:p>
            <text:p text:style-name="Standard">@</text:p>
            <text:p text:style-name="Standard"/>
            <text:p text:style-name="P46">Wenn Sie statt des F-Tests liebe einen Likelihood-Ratio-Test berechnen möchten ergänzen Sie das Argument test = "LRT".</text:p>
            <text:p text:style-name="Standard"><text:soft-page-break/>&lt;&lt;LM14&gt;&gt;=</text:p>
            <text:p text:style-name="Standard">anova(rs4, rs3, test = "LRT")</text:p>
            <text:p text:style-name="Standard">@</text:p>
            <text:p text:style-name="Standard"/>
          </table:table-cell>
          <table:table-cell table:style-name="Tabelle1.B1" office:value-type="string">
            <text:p text:style-name="P15">Modelle vergleichen mit <text:span text:style-name="T16">anova()</text:span></text:p>
          </table:table-cell>
        </table:table-row>
        <table:table-row>
          <table:table-cell table:style-name="Tabelle1.A1" office:value-type="string">
            <text:p text:style-name="P46">Das Akaike Information Criterion für ein oder mehrere Modelle berechnen Sie mit <text:span text:style-name="T16">AIC()</text:span>.</text:p>
            <text:p text:style-name="Standard">&lt;&lt;LM15&gt;&gt;=</text:p>
            <text:p text:style-name="Standard">AIC(rs4, rs3)</text:p>
            <text:p text:style-name="Standard">@</text:p>
            <text:p text:style-name="Standard"/>
          </table:table-cell>
          <table:table-cell table:style-name="Tabelle1.B1" office:value-type="string">
            <text:p text:style-name="P25">AIC()</text:p>
          </table:table-cell>
        </table:table-row>
        <table:table-row>
          <table:table-cell table:style-name="Tabelle1.A1" office:value-type="string">
            <text:p text:style-name="P46">Eine wunderbare Bequemlichkeitsfunktion ist drop1(), bei der die oben Genannten Statistiken jeweils für alle Modelle berechnet wird, bei denen eine<text:span text:style-name="T25">r</text:span> der Ausgangsparameter entfernt wird.</text:p>
            <text:p text:style-name="Standard">&lt;&lt;LM16&gt;&gt;=</text:p>
            <text:p text:style-name="Standard">drop1(rs4, test = "Chisq")</text:p>
            <text:p text:style-name="Standard">@</text:p>
            <text:p text:style-name="Standard"/>
            <text:p text:style-name="P72">(Der Chi²-Test ist hier identisch mit dem Likelihood-Ratio-Test.)</text:p>
          </table:table-cell>
          <table:table-cell table:style-name="Tabelle1.B1" office:value-type="string">
            <text:p text:style-name="P25">drop1()</text:p>
          </table:table-cell>
        </table:table-row>
      </table:table>
      <text:h text:style-name="P89" text:outline-level="3">Modelldiagnostik</text:h>
      <table:table table:name="Tabelle2" table:style-name="Tabelle2">
        <table:table-column table:style-name="Tabelle2.A"/>
        <table:table-column table:style-name="Tabelle2.B"/>
        <table:table-row>
          <table:table-cell table:style-name="Tabelle2.A1" office:value-type="string">
            <text:p text:style-name="P34">Die einfachste Art, <text:span text:style-name="T33">sich einen Überblick über Modellannahmen sowie Ausreißer und Einflussreiche Werte zu verschaffen ist </text:span><text:span text:style-name="T17">plot()</text:span><text:span text:style-name="T26">.</text:span></text:p>
            <text:p text:style-name="ttred">&gt; plot(rs2)</text:p>
            <text:p text:style-name="Standard">&lt;&lt;LM16, fig = TRUE, echo = FALSE&gt;&gt;=</text:p>
            <text:p text:style-name="Standard">adjustImageSize(<text:span text:style-name="T26">5, 4, scale = 1.5</text:span>)</text:p>
            <text:p text:style-name="Standard">par(mfrow = c(2,2))</text:p>
            <text:p text:style-name="Standard">plot(rs2)</text:p>
            <text:p text:style-name="Standard">odfFigureCaption(<text:span text:style-name="T6">'Grafische Prüfung der Modellannahmen mit plot(lm())', label = 'Abbildung')</text:span></text:p>
            <text:p text:style-name="Standard">@</text:p>
            <text:p text:style-name="Standard"/>
            <text:p text:style-name="Text_20_body">Der erste Plot zeigt dir Residuen im Verhältnis zu den geschätzten Werten. Eine gleichmäßig verteilte Punktwolke zeigt Varianzhomogenität und Linearität des Zusammenhangs an. Die in diesem Fall fast gerade rot eingezeichnete Loess-Linie unterstreicht die Linearität.</text:p>
            <text:p text:style-name="P47">Dem folgt ein QQ-Plot, mit dem Sie die Normalverteilung der Residuen prüfen können.</text:p>
            <text:p text:style-name="P47">Als drittes wird die Wurzel der absoluten <text:span text:style-name="T33">stan</text:span>dardisierten Residuen gegenüber den geschätzten Werden angezeigt. Mit diesem Plot sollen bestimmte Formen der Varianzinhomogenität besser entdeckt werden können.</text:p>
            <text:p text:style-name="P47"><text:soft-page-break/>Schließlich werden die standardisierten Residuen gegenüber den He<text:span text:style-name="T27">belwerten dargestellt, um Ausreißer und einflussreiche Werte zu identifizieren. Zusätzlich werden die Grenzbereiche von Cook's Distance = 0,5 und 1 eingezeichnet. (In diesem Fall liegen sie aber außerhalb des angezeigten Bereiches.)</text:span></text:p>
          </table:table-cell>
          <table:table-cell table:style-name="Tabelle2.B1" office:value-type="string">
            <text:p text:style-name="P16">Grafische Prüfung mit <text:span text:style-name="T16">plot()</text:span></text:p>
          </table:table-cell>
        </table:table-row>
        <table:table-row>
          <table:table-cell table:style-name="Tabelle2.A1" office:value-type="string">
            <text:p text:style-name="P48">Sie können sich die Residuen auch noch einmal mit <text:span text:style-name="T16">residuals()</text:span> abrufen. Standardisierte Residuen erhalten Sie mit <text:span text:style-name="T16">rstandard()</text:span> und studentisierte Residuen mit <text:span text:style-name="T16">rstudent()</text:span>.</text:p>
          </table:table-cell>
          <table:table-cell table:style-name="Tabelle2.B1" office:value-type="string">
            <text:p text:style-name="P26">residuals()</text:p>
            <text:p text:style-name="P26">rstandard()</text:p>
            <text:p text:style-name="P26">rstudent()</text:p>
          </table:table-cell>
        </table:table-row>
        <table:table-row>
          <table:table-cell table:style-name="Tabelle2.A1" office:value-type="string">
            <text:p text:style-name="P48">Die Einflusswerte Leverage (hat), <text:span text:style-name="T28">DFBeta (dfb. …), DFFit (dffit), Cook's Distance (cook.d) und Kovarianzratio (cov.r) können Sie sich mit </text:span><text:span text:style-name="T18">influence.measures()</text:span><text:span text:style-name="T28"> ausgeben lassen.</text:span></text:p>
          </table:table-cell>
          <table:table-cell table:style-name="Tabelle2.B1" office:value-type="string">
            <text:p text:style-name="P27">influence.measures()</text:p>
          </table:table-cell>
        </table:table-row>
        <table:table-row>
          <table:table-cell table:style-name="Tabelle2.A1" office:value-type="string">
            <text:p text:style-name="P50"><text:span text:style-name="T7">Die Linearität des Zusammenhangs können Sie</text:span> für den bivariaten Fall mit <text:span text:style-name="T16">scatter.smooth()</text:span> prüfen.</text:p>
            <text:p text:style-name="P69">scatter.smooth(rsales$sales ~ rsales$adverts)</text:p>
            <text:p text:style-name="P68">abline(rs1, col = "red")</text:p>
            <text:p text:style-name="P63">&lt;&lt;LM1<text:span text:style-name="T29">7</text:span>, fig = TRUE, echo = FALSE&gt;&gt;=</text:p>
            <text:p text:style-name="P63">adjustImageSize(<text:span text:style-name="T34">4, 3</text:span>)</text:p>
            <text:p text:style-name="P63">par(mfrow = c(<text:span text:style-name="T29">1,1</text:span>))</text:p>
            <text:p text:style-name="P62">scatter.smooth(rsales$sales ~ rsales$adverts)</text:p>
            <text:p text:style-name="P62">abline(rs1, col = "red")</text:p>
            <text:p text:style-name="P63">odfFigureCaption(<text:span text:style-name="T6">'Bivariate Prüfung auf Linearität des Zusammenhangs mit scatter.smooth()', label = 'Abbildung')</text:span></text:p>
            <text:p text:style-name="P62">@</text:p>
            <text:p text:style-name="P62"/>
            <text:p text:style-name="P50">Mit <text:span text:style-name="T16">abline(rs1, col = "red")</text:span> wurde hier noch die Regressionsgerade des (bivariaten) Modells in rot ergänzt.</text:p>
            <text:p text:style-name="P50">Multivariat können Sie den oben gezeigten Plot der Residuen vs. geschätzter Werte betrachten.</text:p>
          </table:table-cell>
          <table:table-cell table:style-name="Tabelle2.B1" office:value-type="string">
            <text:p text:style-name="P38">Linearität prüfen</text:p>
            <text:p text:style-name="P28">scatter.smooth()</text:p>
          </table:table-cell>
        </table:table-row>
        <table:table-row>
          <table:table-cell table:style-name="Tabelle2.A1" office:value-type="string">
            <text:p text:style-name="P50">Die numerische Beurteilung Bewertung der Linearität können Sie am besten mit <text:span text:style-name="T2">Fractional Polynomials</text:span> vornehmen. Hierfür können Sie das Paket <text:span text:style-name="T30">mfp (für Multivariable Fractional Polynomials) verwenden.</text:span></text:p>
            <text:p text:style-name="Standard">&lt;&lt;LM18&gt;&gt;=</text:p>
            <text:p text:style-name="Standard">library(mfp)</text:p>
            <text:p text:style-name="Standard">mfp(sales ~ fp(adverts, df = 4) + fp(airplay, df = 4, select = 0.05) + fp(attract, df = 4, select = 0.05), data = rsales)</text:p>
            <text:p text:style-name="Standard">@</text:p>
            <text:p text:style-name="Standard"/>
            <text:p text:style-name="P51">In diesem Beispiel sind die besten fraktionierten Polynome Transformationen mit dem Exponenten 1 ("^1"), also die nicht-transponierten Daten.</text:p>
          </table:table-cell>
          <table:table-cell table:style-name="Tabelle2.B1" office:value-type="string">
            <text:p text:style-name="P39">Fractional Polynomials mit dem Paket <text:span text:style-name="T2">mfp</text:span></text:p>
          </table:table-cell>
        </table:table-row>
        <table:table-row>
          <table:table-cell table:style-name="Tabelle2.A1" office:value-type="string">
            <text:p text:style-name="P51"><text:span text:style-name="T7">Die Normalverteilung der Residuen</text:span> wurde grafisch schon mit <text:span text:style-name="T16">plot()</text:span> geprüft. Sie können auch einen Shapiro-Wilk-Test auf die <text:soft-page-break/>Residuen anwenden.</text:p>
            <text:p text:style-name="Standard">&lt;&lt;LM19&gt;&gt;=</text:p>
            <text:p text:style-name="Standard">shapiro.test(rs2$residuals)</text:p>
            <text:p text:style-name="Standard">@</text:p>
            <text:p text:style-name="Standard"/>
          </table:table-cell>
          <table:table-cell table:style-name="Tabelle2.B1" office:value-type="string">
            <text:p text:style-name="P39">Prüfung auf Normalverteilung der <text:soft-page-break/>Residuen</text:p>
          </table:table-cell>
        </table:table-row>
        <table:table-row>
          <table:table-cell table:style-name="Tabelle2.A1" office:value-type="string">
            <text:p text:style-name="P51"><text:span text:style-name="T7">Auch die Varianzhomogenität</text:span> wurde grafisch schon mit <text:span text:style-name="T16">plot()</text:span> untersucht. Sie können aber auch einen Levene-Test auf die Gruppierten Residuen anwenden. <text:span text:style-name="T31">Hierzu werden zunächst die geschätzten Werte in Quartilen gruppiert, dann das Paket </text:span><text:span text:style-name="T3">car</text:span><text:span text:style-name="T31"> geladen und dann der </text:span><text:span text:style-name="T19">leveneTest()</text:span><text:span text:style-name="T31"> mit den Residuen, und den gruppierten geschätzten Werten durchgeführt.</text:span></text:p>
            <text:p text:style-name="Standard">&lt;&lt;LM20&gt;&gt;=</text:p>
            <text:p text:style-name="Standard">gruppe &lt;- <text:s/>cut(rs2$fitted.values, breaks = quantile(rs2$fitted.values))</text:p>
            <text:p text:style-name="Standard">library(car)</text:p>
            <text:p text:style-name="Standard">leveneTest(rs2$residuals <text:span text:style-name="T38">~</text:span> gr<text:span text:style-name="T38">u</text:span>ppe)</text:p>
            <text:p text:style-name="Standard">@</text:p>
            <text:p text:style-name="Standard"/>
          </table:table-cell>
          <table:table-cell table:style-name="Tabelle2.B1" office:value-type="string">
            <text:p text:style-name="P40">Prüfung auf Varianzhomogenität</text:p>
          </table:table-cell>
        </table:table-row>
        <table:table-row>
          <table:table-cell table:style-name="Tabelle2.A1" office:value-type="string">
            <text:p text:style-name="P52"><text:span text:style-name="T7">Multikolinerität können Sie bivariat</text:span> einschätzen, indem Sie sich eine Korrelationsmatrix anzeigen lassen. Das funktioniert, indem Sie <text:span text:style-name="T16">cor()</text:span> auf einen ganzen Datensatz anwenden. Damit nur die Variablen einbezogen werden, die Sie im Modell verwenden, können Sie den Datensatz mit <text:span text:style-name="T16">$model</text:span> aus dem <text:span text:style-name="T2">lm</text:span>-Objekt extrahieren.</text:p>
            <text:p text:style-name="Standard">&lt;&lt;LM21&gt;&gt;=</text:p>
            <text:p text:style-name="Standard">cor(rs2$model)</text:p>
            <text:p text:style-name="Standard">@</text:p>
            <text:p text:style-name="Standard"/>
          </table:table-cell>
          <table:table-cell table:style-name="Tabelle2.B1" office:value-type="string">
            <text:p text:style-name="P41">Multikolinearität mit </text:p>
            <text:p text:style-name="P30">cor() </text:p>
          </table:table-cell>
        </table:table-row>
        <table:table-row>
          <table:table-cell table:style-name="Tabelle2.A1" office:value-type="string">
            <text:p text:style-name="P52">Analog können sie <text:span text:style-name="T16">plot(rs2$model)</text:span> eine Streudiagramm-Matrix erzeugen.</text:p>
          </table:table-cell>
          <table:table-cell table:style-name="Tabelle2.B1" office:value-type="string">
            <text:p text:style-name="P41">Streudiagramm-Matrix mit <text:span text:style-name="T16">plot()</text:span></text:p>
          </table:table-cell>
        </table:table-row>
        <table:table-row>
          <table:table-cell table:style-name="Tabelle2.A1" office:value-type="string">
            <text:p text:style-name="P52">Den <text:span text:style-name="T2">Variance Inflation Factor</text:span> können Sie mit <text:span text:style-name="T16">vif()</text:span> aus dem <text:span text:style-name="T2">car</text:span>-Paket berechnen.</text:p>
            <text:p text:style-name="Standard">&lt;&lt;LM22&gt;&gt;=</text:p>
            <text:p text:style-name="Standard">library(car)</text:p>
            <text:p text:style-name="Standard">vif(rs2)</text:p>
            <text:p text:style-name="Standard">@</text:p>
            <text:p text:style-name="Standard"/>
          </table:table-cell>
          <table:table-cell table:style-name="Tabelle2.B1" office:value-type="string">
            <text:p text:style-name="P41">Variance Inflation Factor <text:span text:style-name="T16">car::vif()</text:span></text:p>
          </table:table-cell>
        </table:table-row>
        <table:table-row>
          <table:table-cell table:style-name="Tabelle2.A1" office:value-type="string">
            <text:p text:style-name="P52"><text:span text:style-name="T7">Autoko</text:span><text:span text:style-name="T10">rrelation</text:span><text:span text:style-name="T7"> können Sie mit dem Durbin-Watson-Test</text:span> Prüfen. Sie finden ihn auch im <text:span text:style-name="T2">car</text:span>-Paket als <text:span text:style-name="T16">durbinWatsonTest()</text:span>. <text:span text:style-name="T39">(</text:span>Im Gegensatz zu SPSS wird hier auch ein p-Wert berechnet.<text:span text:style-name="T39">)</text:span></text:p>
            <text:p text:style-name="Standard">&lt;&lt;LM23&gt;&gt;=</text:p>
            <text:p text:style-name="Standard">library(car)</text:p>
            <text:p text:style-name="Standard">durbinWatsonTest(rs2)</text:p>
            <text:p text:style-name="Standard">@</text:p>
            <text:p text:style-name="Standard"><text:soft-page-break/></text:p>
          </table:table-cell>
          <table:table-cell table:style-name="Tabelle2.B1" office:value-type="string">
            <text:p text:style-name="P41">Autokorrelation prüfen mit <text:span text:style-name="T16">durbinWatsonTest()</text:span></text:p>
          </table:table-cell>
        </table:table-row>
      </table:table>
      <text:h text:style-name="Heading_20_2" text:outline-level="2">ANOVA</text:h>
      <table:table table:name="Tabelle4" table:style-name="Tabelle4">
        <table:table-column table:style-name="Tabelle4.A"/>
        <table:table-column table:style-name="Tabelle4.B"/>
        <table:table-row>
          <table:table-cell table:style-name="Tabelle4.A1" office:value-type="string">
            <text:p text:style-name="P53">Eine Varianzanalyse wird in R genau wie die lineare Regression mit <text:span text:style-name="T16">lm()</text:span> durchgeführt. Der einzige Unterschied ist, das die unabhängige Variable im Datenformat <text:span text:style-name="T2">factor</text:span> vorliegt.</text:p>
            <text:p text:style-name="P54">Schauen Sie sich das am Beispiel des Datensatzes lowbwt<text:note text:id="ftn2" text:note-class="footnote"><text:note-citation>2</text:note-citation><text:note-body><text:p text:style-name="Footnote"><text:reference-mark-start text:name="ZOTERO_ITEM CSL_CITATION {&quot;citationID&quot;:&quot;jsCT7OUK&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Jnk639K3YE"/><text:span text:style-name="T4">David W. Hosmer, Stanley Lemeshow, und Rodney X. Sturdivant, </text:span><text:span text:style-name="T5">Applied logistic regression</text:span><text:span text:style-name="T4">, 3. Aufl., Wiley series in probability and statistics (Hoboken, NJ: Wiley, 2013).</text:span><text:reference-mark-end text:name="ZOTERO_ITEM CSL_CITATION {&quot;citationID&quot;:&quot;jsCT7OUK&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Jnk639K3YE"/></text:p></text:note-body></text:note> an.</text:p>
            <text:p text:style-name="Standard">&lt;&lt;ANOVA01&gt;&gt;=</text:p>
            <text:p text:style-name="Standard">lowbwt &lt;- read.table("http://www.umass.edu/statdata/statdata/data/lowbwt.dat", header = TRUE, skip = 5)</text:p>
            <text:p text:style-name="Standard">lowbwt$RACE &lt;- factor(lowbwt$RACE)</text:p>
            <text:p text:style-name="Standard">boxplot(lowbwt$BWT ~ lowbwt$RACE)</text:p>
            <text:p text:style-name="Standard">tapply(lowbwt$BWT, lowbwt$RACE, mean)</text:p>
            <text:p text:style-name="Standard">@</text:p>
            <text:p text:style-name="Standard">&lt;&lt;ANOVA02, fig = TRUE, echo = FALSE&gt;&gt;=</text:p>
            <text:p text:style-name="P64">adjustImageSize(<text:span text:style-name="T34">4, 3</text:span>)</text:p>
            <text:p text:style-name="Standard">boxplot(lowbwt$BWT ~ lowbwt$RACE)</text:p>
            <text:p text:style-name="Standard">odfFigureCaption(<text:span text:style-name="T6">'</text:span>Verteilung des Geburtsgewichtes nach ethnischer Zugehörigkeit, Quelle: Hosmer et al. 2013<text:span text:style-name="T6">', label = 'Abbildung')</text:span></text:p>
            <text:p text:style-name="Standard">@</text:p>
            <text:p text:style-name="Standard"/>
          </table:table-cell>
          <table:table-cell table:style-name="Tabelle4.B1" office:value-type="string">
            <text:p text:style-name="P42"/>
          </table:table-cell>
        </table:table-row>
        <table:table-row>
          <table:table-cell table:style-name="Tabelle4.A1" office:value-type="string">
            <text:p text:style-name="Standard">&lt;&lt;ANOVA03&gt;&gt;=</text:p>
            <text:p text:style-name="Standard">lwtAnov1 &lt;- lm(BWT ~ RACE, data = lowbwt)</text:p>
            <text:p text:style-name="Standard">@</text:p>
            <text:p text:style-name="Standard"/>
          </table:table-cell>
          <table:table-cell table:style-name="Tabelle4.B1" office:value-type="string">
            <text:p text:style-name="P42">Modellierung mit </text:p>
            <text:p text:style-name="P29">lm()</text:p>
          </table:table-cell>
        </table:table-row>
        <table:table-row>
          <table:table-cell table:style-name="Tabelle4.A1" office:value-type="string">
            <text:p text:style-name="P56">Genau wie die lineare Regression können Sie sich auch dieses Modell als ANOVA-Tabelle oder als Zusammenfassung im Regressions-Stil anzeigen lassen.</text:p>
            <text:p text:style-name="Standard">&lt;&lt;ANOVA04&gt;&gt;=</text:p>
            <text:p text:style-name="Standard">summary.aov(lwtAnov1)</text:p>
            <text:p text:style-name="Standard">summary(lwtAnov1)</text:p>
            <text:p text:style-name="Standard">@</text:p>
            <text:p text:style-name="Standard"/>
          </table:table-cell>
          <table:table-cell table:style-name="Tabelle4.B1" office:value-type="string">
            <text:p text:style-name="P29">summary.aov(), summary()</text:p>
          </table:table-cell>
        </table:table-row>
      </table:table>
      <text:h text:style-name="Heading_20_3" text:outline-level="3">Kontraste</text:h>
      <table:table table:name="Tabelle5" table:style-name="Tabelle5">
        <table:table-column table:style-name="Tabelle5.A"/>
        <table:table-column table:style-name="Tabelle5.B"/>
        <table:table-row>
          <table:table-cell table:style-name="Tabelle5.A1" office:value-type="string">
            <text:p text:style-name="P56">Wenn Sie sich die Tabelle der Koeffizienten ansehen, bemerken Sie, dass R automatisch Dummi-Variablen gebildet hat, wobei das erste Level als Referenzkategorie verwendet wird.</text:p>
          </table:table-cell>
          <table:table-cell table:style-name="Tabelle5.B1" office:value-type="string">
            <text:p text:style-name="P42"/>
          </table:table-cell>
        </table:table-row>
        <table:table-row>
          <table:table-cell table:style-name="Tabelle5.A1" office:value-type="string">
            <text:p text:style-name="P56">Diese Dummi-Kodierung ist innerhalb jedes <text:span text:style-name="T2">factor</text:span>-Objektes abgespeichert. Sie können sie sich mit <text:span text:style-name="T16">contrasts()</text:span> anzeigen lassen.</text:p>
            <text:p text:style-name="Standard">&lt;&lt;ANOVA05&gt;&gt;=</text:p>
            <text:p text:style-name="Standard"><text:soft-page-break/>contrasts(lowbwt$RACE)</text:p>
            <text:p text:style-name="Standard">@</text:p>
            <text:p text:style-name="Standard"/>
          </table:table-cell>
          <table:table-cell table:style-name="Tabelle5.B1" office:value-type="string">
            <text:p text:style-name="P29">contrasts()</text:p>
          </table:table-cell>
        </table:table-row>
        <table:table-row>
          <table:table-cell table:style-name="Tabelle5.A1" office:value-type="string">
            <text:p text:style-name="P56">R hat einige vorgefertigte Kontraste. Hier sind die wichtigsten.</text:p>
          </table:table-cell>
          <table:table-cell table:style-name="Tabelle5.B1" office:value-type="string">
            <text:p text:style-name="P42"/>
          </table:table-cell>
        </table:table-row>
      </table:table>
      <table:table table:name="Tabelle7" table:style-name="Tabelle7">
        <table:table-column table:style-name="Tabelle7.A"/>
        <table:table-column table:style-name="Tabelle7.B"/>
        <table:table-row>
          <table:table-cell table:style-name="Tabelle7.A1" office:value-type="string">
            <text:p text:style-name="P57">Funktion</text:p>
          </table:table-cell>
          <table:table-cell table:style-name="Tabelle7.A1" office:value-type="string">
            <text:p text:style-name="P57">Beschreibung</text:p>
          </table:table-cell>
        </table:table-row>
        <table:table-row>
          <table:table-cell table:style-name="Tabelle7.A2" office:value-type="string">
            <text:p text:style-name="P6">contr.treatment(n, base = 1, ...)</text:p>
          </table:table-cell>
          <table:table-cell table:style-name="Tabelle7.A2" office:value-type="string">
            <text:p text:style-name="P5">Dummi-Kontraste: <text:span text:style-name="T20">n</text:span><text:span text:style-name="T35"> steht für die Anzahl der Kategorien, mit </text:span><text:span text:style-name="T20">base =</text:span><text:span text:style-name="T35"> wird angegeben, welche Kategorie die Referenzkategorie ist</text:span></text:p>
          </table:table-cell>
        </table:table-row>
        <table:table-row>
          <table:table-cell table:style-name="Tabelle7.A2" office:value-type="string">
            <text:p text:style-name="P31">contr.helmert(n, …)</text:p>
          </table:table-cell>
          <table:table-cell table:style-name="Tabelle7.A2" office:value-type="string">
            <text:p text:style-name="P57">Helmert-Kontraste: <text:s/>Vergleicht die erste Kategorie mit der zweiten, dann die dritte mit dem Mittelwert der beiden ersten u.s.w.</text:p>
          </table:table-cell>
        </table:table-row>
        <table:table-row>
          <table:table-cell table:style-name="Tabelle7.A4" office:value-type="string">
            <text:p text:style-name="P31">contr.poly(n, s<text:span text:style-name="T36">c</text:span>ores = 1:n, ...)</text:p>
          </table:table-cell>
          <table:table-cell table:style-name="Tabelle7.A4" office:value-type="string">
            <text:p text:style-name="P57">Orthogonale po<text:span text:style-name="T40">l</text:span>ynomiale Kontraste: n steht wieder für die Anzahl der Kategorien, scores = bezeichnet die Exponenten (x, x², x³ ...)</text:p>
          </table:table-cell>
        </table:table-row>
      </table:table>
      <text:p text:style-name="Table">Tabelle <text:sequence text:ref-name="refTable1" text:name="Table" text:formula="ooow:Table+1" style:num-format="1">2</text:sequence>: Wichtige vordefinierte Kontraste</text:p>
      <table:table table:name="Tabelle6" table:style-name="Tabelle6">
        <table:table-column table:style-name="Tabelle6.A"/>
        <table:table-column table:style-name="Tabelle6.B"/>
        <table:table-row>
          <table:table-cell table:style-name="Tabelle6.A1" office:value-type="string">
            <text:p text:style-name="P58">Man könnte z.B. die Dummi-Kontraste so ändern, dass die letzte Kategorie als Referenzkategorie definiert wird.</text:p>
            <text:p text:style-name="Standard">&lt;&lt;ANOVA06&gt;&gt;<text:span text:style-name="T37">=</text:span></text:p>
            <text:p text:style-name="Standard">contr.treatment(3, base = 3)</text:p>
            <text:p text:style-name="Standard">@</text:p>
            <text:p text:style-name="Standard"/>
            <text:p text:style-name="P58">Wenn Sie diese geänderten Kontraste dem <text:span text:style-name="T2">factor</text:span>-Objekt zuweisen, wird es sich bei der Modellierung anders verhalten.</text:p>
            <text:p text:style-name="Standard">&lt;&lt;ANOVA07&gt;&gt;=</text:p>
            <text:p text:style-name="Standard">contrasts(lowbwt$RACE) &lt;- contr.treatment(3, base = 3)</text:p>
            <text:p text:style-name="Standard">lwtAnov2 &lt;- lm(BWT ~ RACE, data = lowbwt)</text:p>
            <text:p text:style-name="Standard">summary(lwtAnov2)</text:p>
            <text:p text:style-name="Standard">@</text:p>
            <text:p text:style-name="Standard"/>
            <text:p text:style-name="P58">Für unser Beispiel, bei dem 1 für "white", 2 für "black" und 3 für "other" steht, sind die ursprünglichen Kontraste aber inhaltlich sinnvoller.</text:p>
          </table:table-cell>
          <table:table-cell table:style-name="Tabelle6.B1" office:value-type="string">
            <text:p text:style-name="P43">Kontraste ändern</text:p>
          </table:table-cell>
        </table:table-row>
      </table:table>
      <text:h text:style-name="Heading_20_3" text:outline-level="3"><text:soft-page-break/>Interaktionen</text:h>
      <table:table table:name="Tabelle8" table:style-name="Tabelle8">
        <table:table-column table:style-name="Tabelle8.A"/>
        <table:table-column table:style-name="Tabelle8.B"/>
        <table:table-row table:style-name="Tabelle8.1">
          <table:table-cell table:style-name="Tabelle8.A1" office:value-type="string">
            <text:p text:style-name="P58">Wenn Sie Interaktionen modellieren, können Sie sie mit interaction.plot() übersichtlich anzeigen lassen und mit tapply() die einzelnen Mittelwerte berechnen</text:p>
            <text:p text:style-name="Standard">&lt;&lt;ANOVA08&gt;&gt;=</text:p>
            <text:p text:style-name="Standard">lwtAnov3 &lt;- update(lwtAnov<text:span text:style-name="T41">1</text:span>, . ~ . * HT)</text:p>
            <text:p text:style-name="Standard">summary(lwtAnov3)</text:p>
            <text:p text:style-name="Standard">interaction.plot(lowbwt$RACE, lowbwt$HT, lowbwt$BWT)</text:p>
            <text:p text:style-name="Standard">tapply(lowbwt$BWT, list(lowbwt$RACE, lowbwt$HT), mean)</text:p>
            <text:p text:style-name="P65">@</text:p>
            <text:p text:style-name="Standard">&lt;&lt;ANOVA0<text:span text:style-name="T36">9</text:span>, fig = TRUE, echo = FALSE&gt;&gt;=</text:p>
            <text:p text:style-name="Standard">adjustImageSize(<text:span text:style-name="T34">4, 3, scale = 1.5</text:span>)</text:p>
            <text:p text:style-name="Standard">interaction.plot(lowbwt$RACE, lowbwt$HT, lowbwt$BWT)</text:p>
            <text:p text:style-name="Standard">odfFigureCaption(<text:span text:style-name="T6">'</text:span>Verteilung des Geburtsgewichtes nach ethnischer Zugehörigkeit, Quelle: Hosmer et al. 2013<text:span text:style-name="T6">', label = 'Abbildung')</text:span></text:p>
            <text:p text:style-name="Standard">@</text:p>
            <text:p text:style-name="Standard"/>
          </table:table-cell>
          <table:table-cell table:style-name="Tabelle8.B1" office:value-type="string">
            <text:p text:style-name="P43"/>
          </table:table-cell>
        </table:table-row>
      </table:table>
      <text:h text:style-name="Heading_20_2" text:outline-level="2">Logistische Regression</text:h>
      <table:table table:name="Tabelle9" table:style-name="Tabelle9">
        <table:table-column table:style-name="Tabelle9.A"/>
        <table:table-column table:style-name="Tabelle9.B"/>
        <table:table-row>
          <table:table-cell table:style-name="Tabelle9.A1" office:value-type="string">
            <text:p text:style-name="P73">Logistische Regressionen und auch andere generalisierte lineare Modelle können Sie mit der Funktion <text:span text:style-name="T16">glm()</text:span> berechnen. Die logistische Variante definieren Sie mit dem Argument <text:span text:style-name="T16">family = "binomial"</text:span>.</text:p>
            <text:p text:style-name="P73">Berechen Sie z.B. eine logistische Regression mit dem Datensatz <text:span text:style-name="T2">lowbwt</text:span><text:span text:style-name="T2"><text:note text:id="ftn0" text:note-class="footnote"><text:note-citation>3</text:note-citation><text:note-body><text:p text:style-name="Footnote"><text:reference-mark-start text:name="ZOTERO_ITEM CSL_CITATION {&quot;citationID&quot;:&quot;P3WqXYxp&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bGWer7u4ry"/><text:span text:style-name="T4">David W. Hosmer, Stanley Lemeshow, und Rodney X. Sturdivant, </text:span><text:span text:style-name="T5">Applied logistic regression</text:span><text:span text:style-name="T4">, 3. Aufl., Wiley series in probability and statistics (Hoboken, NJ: Wiley, 2013).</text:span><text:reference-mark-end text:name="ZOTERO_ITEM CSL_CITATION {&quot;citationID&quot;:&quot;P3WqXYxp&quot;,&quot;properties&quot;:{&quot;formattedCitation&quot;:&quot;{\\rtf David W. Hosmer, Stanley Lemeshow, und Rodney X. Sturdivant, {\\i{}Applied logistic regression}, 3. Aufl., Wiley series in probability and statistics (Hoboken, NJ: Wiley, 2013).}&quot;,&quot;plainCitation&quot;:&quot;David W. Hosmer, Stanley Lemeshow, und Rodney X. Sturdivant, Applied logistic regression, 3. Aufl., Wiley series in probability and statistics (Hoboken, NJ: Wiley, 2013).&quot;},&quot;citationItems&quot;:[{&quot;id&quot;:295,&quot;uris&quot;:[&quot;http://zotero.org/users/520932/items/N6FTE875&quot;],&quot;uri&quot;:[&quot;http://zotero.org/users/520932/items/N6FTE875&quot;],&quot;itemData&quot;:{&quot;id&quot;:295,&quot;type&quot;:&quot;book&quot;,&quot;title&quot;:&quot;Applied logistic regression&quot;,&quot;collection-title&quot;:&quot;Wiley series in probability and statistics&quot;,&quot;publisher&quot;:&quot;Wiley&quot;,&quot;publisher-place&quot;:&quot;Hoboken, NJ&quot;,&quot;number-of-pages&quot;:&quot;500&quot;,&quot;edition&quot;:&quot;3&quot;,&quot;source&quot;:&quot;Library Catalog - gso.gbv.de&quot;,&quot;event-place&quot;:&quot;Hoboken, NJ&quot;,&quot;abstract&quot;:&quot;\&quot;A new edition of the definitive guide to logistic regression modeling for health science and other applicationsThis thoroughly expanded Third Edition provides an easily accessible introduction to the logistic regression (LR) model and highlights the power of this model by examining the relationship between a dichotomous outcome and a set of covariables. Applied Logistic Regression, Third Edition emphasizes applications in the health sciences and handpicks topics that best suit the use of modern statistical software. The book provides readers with state-of-the-art techniques for building, interpreting, and assessing the performance of LR models. New and updated features include:  A chapter on the analysis of correlated outcome data. A wealth of additional material for topics ranging from Bayesian methods to assessing model fit  Rich data sets from real-world studies that demonstrate each method under discussion.  Detailed examples and interpretation of the presented results as well as exercises throughout Applied Logistic Regression, Third Edition is a must-have guide for professionals and researchers who need to model nominal or ordinal scaled outcome variables in public health, medicine, and the social sciences as well as a wide range of other fields and disciplines\&quot;--\n\&quot;This Third Edition continues to focus on applications and interpretation of results from fitting regression models to categorical response variables\&quot;--&quot;,&quot;ISBN&quot;:&quot;978-0-470-58247-3&quot;,&quot;author&quot;:[{&quot;family&quot;:&quot;Hosmer&quot;,&quot;given&quot;:&quot;David W.&quot;},{&quot;family&quot;:&quot;Lemeshow&quot;,&quot;given&quot;:&quot;Stanley&quot;},{&quot;family&quot;:&quot;Sturdivant&quot;,&quot;given&quot;:&quot;Rodney X.&quot;}],&quot;issued&quot;:{&quot;date-parts&quot;:[[&quot;2013&quot;]]}}}],&quot;schema&quot;:&quot;https://github.com/citation-style-language/schema/raw/master/csl-citation.json&quot;} RNDbGWer7u4ry"/></text:p></text:note-body></text:note></text:span>, indem Sie die dichotome Variable <text:span text:style-name="T2">LOW</text:span> als abhängige Variable einsetzen.</text:p>
            <text:p text:style-name="Standard">&lt;&lt;LogReg01&gt;&gt;=</text:p>
            <text:p text:style-name="Standard">lr01 &lt;- glm(LOW ~ <text:span text:style-name="T45">SMOKE</text:span> + LWT + HT + UI, data = lowbwt, family = "binomial")</text:p>
            <text:p text:style-name="Standard">summary(lr01)</text:p>
            <text:p text:style-name="Standard">@</text:p>
            <text:p text:style-name="Standard"/>
          </table:table-cell>
          <table:table-cell table:style-name="Tabelle9.B1" office:value-type="string">
            <text:p text:style-name="P74">glm(..., family = "binomial",...)</text:p>
          </table:table-cell>
        </table:table-row>
        <table:table-row>
          <table:table-cell table:style-name="Tabelle9.A1" office:value-type="string">
            <text:p text:style-name="P76">In dieser Form werden noch die log-OR angezeigt. Um tatsächlich die <text:s/>Odds Ratios auszugeben, müssen Sie die Koeffizienten (und entsprechen die Konfidenzintervalle) mit <text:span text:style-name="T16">exp()</text:span> expotenzieren.</text:p>
            <text:p text:style-name="Standard">&lt;&lt;LogReg02&gt;&gt;=</text:p>
            <text:p text:style-name="Standard">exp(coef(lr01))</text:p>
            <text:p text:style-name="Standard">exp(confint(lr01))</text:p>
            <text:p text:style-name="Standard">@</text:p>
            <text:p text:style-name="Standard"/>
          </table:table-cell>
          <table:table-cell table:style-name="Tabelle9.B1" office:value-type="string">
            <text:p text:style-name="P75"><text:span text:style-name="T43">Koeffizienten mit</text:span> exp() <text:span text:style-name="T43">expotenzieren, um OR zu berechnen.</text:span></text:p>
          </table:table-cell>
        </table:table-row>
        <table:table-row>
          <table:table-cell table:style-name="Tabelle9.A1" office:value-type="string">
            <text:p text:style-name="P76">Bequemer können Sie das mit <text:span text:style-name="T16">logistic.display()</text:span> aus dem Paket <text:span text:style-name="T2">epiDisplay</text:span> bewerkstelligen.</text:p>
            <text:p text:style-name="Standard"><text:soft-page-break/>&lt;&lt;LogReg03&gt;&gt;=</text:p>
            <text:p text:style-name="Standard">library(epiDisplay)</text:p>
            <text:p text:style-name="Standard">logistic.display(lr01)</text:p>
            <text:p text:style-name="Standard">@</text:p>
            <text:p text:style-name="Standard"/>
          </table:table-cell>
          <table:table-cell table:style-name="Tabelle9.B1" office:value-type="string">
            <text:p text:style-name="P75">logisticDisplay()</text:p>
          </table:table-cell>
        </table:table-row>
      </table:table>
      <text:h text:style-name="Heading_20_3" text:outline-level="3">Modelldiagnostik</text:h>
      <table:table table:name="Tabelle10" table:style-name="Tabelle10">
        <table:table-column table:style-name="Tabelle10.A"/>
        <table:table-column table:style-name="Tabelle10.B"/>
        <table:table-row>
          <table:table-cell table:style-name="Tabelle10.A1" office:value-type="string">
            <text:p text:style-name="P76">Einen Likelihood-Ratio-Test (Chi²) im Vergleich mit dem Null-Modell können Sie berechnen, indem sie zunächst das Null-Model (mit <text:span text:style-name="T16">~ 1</text:span> als unabhängige Variable) erstellen und dann den Test mit <text:span text:style-name="T16">anova(..., test = "LRT", ...)</text:span> duchführen.</text:p>
            <text:p text:style-name="Standard">&lt;&lt;LogReg04&gt;&gt;=</text:p>
            <text:p text:style-name="Standard">lrNull &lt;- glm(LOW ~ 1, data = lowbwt, family = "binomial")</text:p>
            <text:p text:style-name="Standard">anova(lr01, lrNull, test = "LRT")</text:p>
            <text:p text:style-name="Standard">@</text:p>
            <text:p text:style-name="Standard"/>
          </table:table-cell>
          <table:table-cell table:style-name="Tabelle10.B1" office:value-type="string">
            <text:p text:style-name="P77">Likelihood-Test im <text:span text:style-name="T44">V</text:span>ergleich zum Null-Model</text:p>
          </table:table-cell>
        </table:table-row>
        <table:table-row>
          <table:table-cell table:style-name="Tabelle10.A1" office:value-type="string">
            <text:p text:style-name="P83">Wenn Sie eine Pseudo-R²-Statistik berechnen wollen, können Sie das mit <text:span text:style-name="T16">LogRegR2()</text:span> aus dem Paket descr.</text:p>
            <text:p text:style-name="Standard">&lt;&lt;LogReg05&gt;&gt;=</text:p>
            <text:p text:style-name="Standard">library(descr)</text:p>
            <text:p text:style-name="Standard">LogRegR2(lr01)</text:p>
            <text:p text:style-name="Standard">@</text:p>
            <text:p text:style-name="Standard"/>
          </table:table-cell>
          <table:table-cell table:style-name="Tabelle10.B1" office:value-type="string">
            <text:p text:style-name="P78">Pseudo-R²</text:p>
          </table:table-cell>
        </table:table-row>
        <table:table-row>
          <table:table-cell table:style-name="Tabelle10.A1" office:value-type="string">
            <text:p text:style-name="P83">Den Hosmer-Lemeshow-Test können sie mit</text:p>
            <text:p text:style-name="Standard">&lt;&lt;LogReg05&gt;&gt;=</text:p>
            <text:p text:style-name="Standard">library(MKmisc)</text:p>
            <text:p text:style-name="Standard">HLgof.test(fitted(<text:span text:style-name="T46">lr01</text:span>), <text:span text:style-name="T46">lr0</text:span>1$y)</text:p>
            <text:p text:style-name="Standard">@</text:p>
            <text:p text:style-name="Standard"/>
          </table:table-cell>
          <table:table-cell table:style-name="Tabelle10.B1" office:value-type="string">
            <text:p text:style-name="P79">Hosmer-Lemeshow-Test</text:p>
          </table:table-cell>
        </table:table-row>
        <table:table-row>
          <table:table-cell table:style-name="Tabelle10.A1" office:value-type="string">
            <text:p text:style-name="P84">Besser als der Hosmer-Lemeshow-Test soll der Cessie-van-Houwelingen-Test sein, weil er nicht auf einer willkürlichen Gruppierung der Daten beruht. Er ist in der Funktion <text:span text:style-name="T16">residuals() </text:span>des Paketes <text:span text:style-name="T2">lrm</text:span> realisiert. Sie müssen das Modell dazu allerdings erst einmal neu als <text:span text:style-name="T2">lrm</text:span>-Objekt anlegen.</text:p>
            <text:p text:style-name="Standard">&lt;&lt;LogReg06&gt;&gt;=</text:p>
            <text:p text:style-name="Standard">library(rms)</text:p>
            <text:p text:style-name="Standard">lr02 &lt;- lrm(LOW ~ LWT + RACE + SMOKE + HT + UI, data = lowbwt, y = TRUE, x = TRUE)</text:p>
            <text:p text:style-name="Standard">residuals(lr02, "gof")</text:p>
            <text:p text:style-name="Standard">@</text:p>
            <text:p text:style-name="Standard"/>
          </table:table-cell>
          <table:table-cell table:style-name="Tabelle10.B1" office:value-type="string">
            <text:p text:style-name="P80">Cessie-van-Houwelingen-Test</text:p>
          </table:table-cell>
        </table:table-row>
        <table:table-row>
          <table:table-cell table:style-name="Tabelle10.A1" office:value-type="string">
            <text:p text:style-name="P85"><text:span text:style-name="T7">Klassifikationstabellen können Sie</text:span> mit der folgenden Funktion erstellen:</text:p>
            <text:p text:style-name="Standard">&lt;&lt;LogReg07&gt;&gt;=</text:p>
            <text:p text:style-name="Standard">klassTab &lt;- function(x, cutoff = 0.5){</text:p>
            <text:p text:style-name="Standard"><text:soft-page-break/><text:s text:c="2"/>prob &lt;- predict(x, type = "response")</text:p>
            <text:p text:style-name="Standard"><text:s text:c="2"/>ta &lt;- table(vorhergesagt = cut(prob, c(0, cutoff, 1)), beobachtet = x$y) / length(prob)</text:p>
            <text:p text:style-name="Standard"><text:s text:c="2"/>correct &lt;- sum(ta[1,1], ta[2,2])</text:p>
            <text:p text:style-name="Standard"><text:s text:c="2"/>list(Klassifikationstabelle = round(ta,3), "Anteil korrekter Schätzungen" = round(correct, 3))</text:p>
            <text:p text:style-name="Standard">}</text:p>
            <text:p text:style-name="Standard">klassTab(lr01)</text:p>
            <text:p text:style-name="Standard">@</text:p>
            <text:p text:style-name="Standard"/>
          </table:table-cell>
          <table:table-cell table:style-name="Tabelle10.B1" office:value-type="string">
            <text:p text:style-name="P81">Klassifikationstabellen</text:p>
          </table:table-cell>
        </table:table-row>
        <table:table-row>
          <table:table-cell table:style-name="Tabelle10.A1" office:value-type="string">
            <text:p text:style-name="P86">Receiver-Operating-Characteristic-Kurven (ROC) und Area under the curve (AUC) können Sie mit <text:span text:style-name="T16">roc()</text:span> aus dem Paket <text:span text:style-name="T2">pROC</text:span> berechnen.</text:p>
            <text:p text:style-name="Standard">&lt;&lt;LogReg<text:span text:style-name="T48">08</text:span>&gt;&gt;=</text:p>
            <text:p text:style-name="Standard">library(pROC)</text:p>
            <text:p text:style-name="Standard">plot(roc(lr0<text:span text:style-name="T47">1</text:span>$y, predict(lr01, type = "response")))</text:p>
            <text:p text:style-name="Standard">@</text:p>
            <text:p text:style-name="P71">&lt;<text:span text:style-name="T48">&lt;LogReg09</text:span>, fig = TRUE, echo = FALSE&gt;&gt;=</text:p>
            <text:p text:style-name="P71">adjustImageSize(<text:span text:style-name="T34">4, 3, scale = 1.5</text:span>)</text:p>
            <text:p text:style-name="P71">plot(roc(lr0<text:span text:style-name="T47">1</text:span>$y, predict(lr01, type = "response")))</text:p>
            <text:p text:style-name="P71">odfFigureCaption(<text:span text:style-name="T6">'ROC-Kuve mit pROC::roc()', label = 'Abbildung')</text:span></text:p>
            <text:p text:style-name="P71">@</text:p>
            <text:p text:style-name="P70"/>
            <text:p text:style-name="Standard"/>
          </table:table-cell>
          <table:table-cell table:style-name="Tabelle10.B1" office:value-type="string">
            <text:p text:style-name="P82">ROC und AUC</text:p>
          </table:table-cell>
        </table:table-row>
      </table:table>
      <text:p text:style-name="Text_20_body"/>
      <text:h text:style-name="P88" text:outline-level="1">Literatur</text:h>
      <text:section text:style-name="Sect1" text:name="ZOTERO_BIBL {&quot;custom&quot;:[]} CSL_BIBLIOGRAPHY RNDwkeiRe8kHw">
        <text:p text:style-name="Bibliography_20_1">Field, Andy P, Jeremy Miles, und Zoë Field. <text:span text:style-name="T1">Discovering Statistics Using R</text:span>. London; Thousand Oaks, Calif.: Sage, 2012.</text:p>
        <text:p text:style-name="Bibliography_20_1">Hosmer, David W., Stanley Lemeshow, und Rodney X. Sturdivant. <text:span text:style-name="T1">Applied logistic regression</text:span>. 3. Aufl. Wiley series in probability and statistics. Hoboken, NJ: Wiley, 2013.</text:p>
      </text:section>
      <text:p text:style-name="P5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9</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4DT19H57M</meta:editing-duration>
    <meta:editing-cycles>439</meta:editing-cycles>
    <meta:generator>LibreOffice/4.3.5.2$Linux_X86_64 LibreOffice_project/3a87456aaa6a95c63eea1c1b3201acedf0751bd5</meta:generator>
    <meta:initial-creator>Johann Popp</meta:initial-creator>
    <dc:date>2016-02-10T01:09:35.154822576</dc:date>
    <dc:creator>Johann Popp</dc:creator>
    <meta:document-statistic meta:table-count="12" meta:image-count="0" meta:object-count="0" meta:page-count="11" meta:paragraph-count="335" meta:word-count="2108" meta:character-count="15700" meta:non-whitespace-character-count="13922"/>
    <meta:user-defined meta:name="ZOTERO_PREF_1">&lt;data data-version="3" zotero-version="4.0.28.10"&gt;&lt;session id="3hPZbJsi"/&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